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2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43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9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1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4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2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3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3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5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2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2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3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0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4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9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1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1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3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0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0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9">
      <style:graphic-properties draw:fill="solid" draw:fill-color="#729fcf" draw:opacity="100%" draw:stroke="solid" svg:stroke-width="0.02778in" svg:stroke-color="#3465af" svg:stroke-opacity="100%" style:protect=""/>
    </style:style>
    <text:list-style style:name="a23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4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4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9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5in"/>
        <style:text-properties fo:color="#ef2929" fo:font-family="StarSymbol" fo:font-size="45%"/>
      </text:list-level-style-bullet>
      <text:list-level-style-bullet text:level="3" text:bullet-char="●">
        <style:list-level-properties text:space-before="1in"/>
        <style:text-properties fo:color="#ef2929" fo:font-family="StarSymbol" fo:font-size="45%"/>
      </text:list-level-style-bullet>
      <text:list-level-style-bullet text:level="4" text:bullet-char="●">
        <style:list-level-properties text:space-before="1.5in"/>
        <style:text-properties fo:color="#ef2929" fo:font-family="StarSymbol" fo:font-size="45%"/>
      </text:list-level-style-bullet>
      <text:list-level-style-bullet text:level="5" text:bullet-char="●">
        <style:list-level-properties text:space-before="2in"/>
        <style:text-properties fo:color="#ef2929" fo:font-family="StarSymbol" fo:font-size="45%"/>
      </text:list-level-style-bullet>
      <text:list-level-style-bullet text:level="6" text:bullet-char="●">
        <style:list-level-properties text:space-before="2.5in"/>
        <style:text-properties fo:color="#ef2929" fo:font-family="StarSymbol" fo:font-size="45%"/>
      </text:list-level-style-bullet>
      <text:list-level-style-bullet text:level="7" text:bullet-char="●">
        <style:list-level-properties text:space-before="3in"/>
        <style:text-properties fo:color="#ef2929" fo:font-family="StarSymbol" fo:font-size="45%"/>
      </text:list-level-style-bullet>
      <text:list-level-style-bullet text:level="8" text:bullet-char="●">
        <style:list-level-properties text:space-before="3.5in"/>
        <style:text-properties fo:color="#ef2929" fo:font-family="StarSymbol" fo:font-size="45%"/>
      </text:list-level-style-bullet>
      <text:list-level-style-bullet text:level="9" text:bullet-char="●">
        <style:list-level-properties text:space-before="4in"/>
        <style:text-properties fo:color="#ef2929" fo:font-family="StarSymbol" fo:font-size="45%"/>
      </text:list-level-style-bullet>
    </text:list-style>
    <text:list-style style:name="a239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5in"/>
        <style:text-properties fo:color="#ef2929" fo:font-family="StarSymbol" fo:font-size="45%"/>
      </text:list-level-style-bullet>
      <text:list-level-style-bullet text:level="3" text:bullet-char="●">
        <style:list-level-properties text:space-before="1in"/>
        <style:text-properties fo:color="#ef2929" fo:font-family="StarSymbol" fo:font-size="45%"/>
      </text:list-level-style-bullet>
      <text:list-level-style-bullet text:level="4" text:bullet-char="●">
        <style:list-level-properties text:space-before="1.5in"/>
        <style:text-properties fo:color="#ef2929" fo:font-family="StarSymbol" fo:font-size="45%"/>
      </text:list-level-style-bullet>
      <text:list-level-style-bullet text:level="5" text:bullet-char="●">
        <style:list-level-properties text:space-before="2in"/>
        <style:text-properties fo:color="#ef2929" fo:font-family="StarSymbol" fo:font-size="45%"/>
      </text:list-level-style-bullet>
      <text:list-level-style-bullet text:level="6" text:bullet-char="●">
        <style:list-level-properties text:space-before="2.5in"/>
        <style:text-properties fo:color="#ef2929" fo:font-family="StarSymbol" fo:font-size="45%"/>
      </text:list-level-style-bullet>
      <text:list-level-style-bullet text:level="7" text:bullet-char="●">
        <style:list-level-properties text:space-before="3in"/>
        <style:text-properties fo:color="#ef2929" fo:font-family="StarSymbol" fo:font-size="45%"/>
      </text:list-level-style-bullet>
      <text:list-level-style-bullet text:level="8" text:bullet-char="●">
        <style:list-level-properties text:space-before="3.5in"/>
        <style:text-properties fo:color="#ef2929" fo:font-family="StarSymbol" fo:font-size="45%"/>
      </text:list-level-style-bullet>
      <text:list-level-style-bullet text:level="9" text:bullet-char="●">
        <style:list-level-properties text:space-before="4in"/>
        <style:text-properties fo:color="#ef2929" fo:font-family="StarSymbol" fo:font-size="45%"/>
      </text:list-level-style-bullet>
    </text:list-style>
    <text:list-style style:name="a189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5in"/>
        <style:text-properties fo:color="#ef2929" fo:font-family="StarSymbol" fo:font-size="45%"/>
      </text:list-level-style-bullet>
      <text:list-level-style-bullet text:level="3" text:bullet-char="●">
        <style:list-level-properties text:space-before="1in"/>
        <style:text-properties fo:color="#ef2929" fo:font-family="StarSymbol" fo:font-size="45%"/>
      </text:list-level-style-bullet>
      <text:list-level-style-bullet text:level="4" text:bullet-char="●">
        <style:list-level-properties text:space-before="1.5in"/>
        <style:text-properties fo:color="#ef2929" fo:font-family="StarSymbol" fo:font-size="45%"/>
      </text:list-level-style-bullet>
      <text:list-level-style-bullet text:level="5" text:bullet-char="●">
        <style:list-level-properties text:space-before="2in"/>
        <style:text-properties fo:color="#ef2929" fo:font-family="StarSymbol" fo:font-size="45%"/>
      </text:list-level-style-bullet>
      <text:list-level-style-bullet text:level="6" text:bullet-char="●">
        <style:list-level-properties text:space-before="2.5in"/>
        <style:text-properties fo:color="#ef2929" fo:font-family="StarSymbol" fo:font-size="45%"/>
      </text:list-level-style-bullet>
      <text:list-level-style-bullet text:level="7" text:bullet-char="●">
        <style:list-level-properties text:space-before="3in"/>
        <style:text-properties fo:color="#ef2929" fo:font-family="StarSymbol" fo:font-size="45%"/>
      </text:list-level-style-bullet>
      <text:list-level-style-bullet text:level="8" text:bullet-char="●">
        <style:list-level-properties text:space-before="3.5in"/>
        <style:text-properties fo:color="#ef2929" fo:font-family="StarSymbol" fo:font-size="45%"/>
      </text:list-level-style-bullet>
      <text:list-level-style-bullet text:level="9" text:bullet-char="●">
        <style:list-level-properties text:space-before="4in"/>
        <style:text-properties fo:color="#ef2929" fo:font-family="StarSymbol" fo:font-size="45%"/>
      </text:list-level-style-bullet>
    </text:list-style>
    <text:list-style style:name="a189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2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4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3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4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8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8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in"/>
        <style:text-properties fo:color="#ef2929" fo:font-family="StarSymbol" fo:font-size="45%"/>
      </text:list-level-style-bullet>
      <text:list-level-style-bullet text:level="3" text:bullet-char="●">
        <style:list-level-properties text:space-before="0in"/>
        <style:text-properties fo:color="#ef2929" fo:font-family="StarSymbol" fo:font-size="45%"/>
      </text:list-level-style-bullet>
      <text:list-level-style-bullet text:level="4" text:bullet-char="●">
        <style:list-level-properties text:space-before="0.5in"/>
        <style:text-properties fo:color="#ef2929" fo:font-family="StarSymbol" fo:font-size="45%"/>
      </text:list-level-style-bullet>
      <text:list-level-style-bullet text:level="5" text:bullet-char="●">
        <style:list-level-properties text:space-before="1in"/>
        <style:text-properties fo:color="#ef2929" fo:font-family="StarSymbol" fo:font-size="45%"/>
      </text:list-level-style-bullet>
      <text:list-level-style-bullet text:level="6" text:bullet-char="●">
        <style:list-level-properties text:space-before="1.5in"/>
        <style:text-properties fo:color="#ef2929" fo:font-family="StarSymbol" fo:font-size="45%"/>
      </text:list-level-style-bullet>
      <text:list-level-style-bullet text:level="7" text:bullet-char="●">
        <style:list-level-properties text:space-before="2in"/>
        <style:text-properties fo:color="#ef2929" fo:font-family="StarSymbol" fo:font-size="45%"/>
      </text:list-level-style-bullet>
      <text:list-level-style-bullet text:level="8" text:bullet-char="●">
        <style:list-level-properties text:space-before="2.5in"/>
        <style:text-properties fo:color="#ef2929" fo:font-family="StarSymbol" fo:font-size="45%"/>
      </text:list-level-style-bullet>
      <text:list-level-style-bullet text:level="9" text:bullet-char="●">
        <style:list-level-properties text:space-before="3in"/>
        <style:text-properties fo:color="#ef2929" fo:font-family="StarSymbol" fo:font-size="45%"/>
      </text:list-level-style-bullet>
    </text:list-style>
    <text:list-style style:name="a258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in"/>
        <style:text-properties fo:color="#ef2929" fo:font-family="StarSymbol" fo:font-size="45%"/>
      </text:list-level-style-bullet>
      <text:list-level-style-bullet text:level="3" text:bullet-char="●">
        <style:list-level-properties text:space-before="0in"/>
        <style:text-properties fo:color="#ef2929" fo:font-family="StarSymbol" fo:font-size="45%"/>
      </text:list-level-style-bullet>
      <text:list-level-style-bullet text:level="4" text:bullet-char="●">
        <style:list-level-properties text:space-before="0.5in"/>
        <style:text-properties fo:color="#ef2929" fo:font-family="StarSymbol" fo:font-size="45%"/>
      </text:list-level-style-bullet>
      <text:list-level-style-bullet text:level="5" text:bullet-char="●">
        <style:list-level-properties text:space-before="1in"/>
        <style:text-properties fo:color="#ef2929" fo:font-family="StarSymbol" fo:font-size="45%"/>
      </text:list-level-style-bullet>
      <text:list-level-style-bullet text:level="6" text:bullet-char="●">
        <style:list-level-properties text:space-before="1.5in"/>
        <style:text-properties fo:color="#ef2929" fo:font-family="StarSymbol" fo:font-size="45%"/>
      </text:list-level-style-bullet>
      <text:list-level-style-bullet text:level="7" text:bullet-char="●">
        <style:list-level-properties text:space-before="2in"/>
        <style:text-properties fo:color="#ef2929" fo:font-family="StarSymbol" fo:font-size="45%"/>
      </text:list-level-style-bullet>
      <text:list-level-style-bullet text:level="8" text:bullet-char="●">
        <style:list-level-properties text:space-before="2.5in"/>
        <style:text-properties fo:color="#ef2929" fo:font-family="StarSymbol" fo:font-size="45%"/>
      </text:list-level-style-bullet>
      <text:list-level-style-bullet text:level="9" text:bullet-char="●">
        <style:list-level-properties text:space-before="3in"/>
        <style:text-properties fo:color="#ef2929" fo:font-family="StarSymbol" fo:font-size="45%"/>
      </text:list-level-style-bullet>
    </text:list-style>
    <text:list-style style:name="a240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0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0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2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2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4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1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5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5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in"/>
        <style:text-properties fo:color="#ef2929" fo:font-family="StarSymbol" fo:font-size="45%"/>
      </text:list-level-style-bullet>
      <text:list-level-style-bullet text:level="3" text:bullet-char="●">
        <style:list-level-properties text:space-before="0in"/>
        <style:text-properties fo:color="#ef2929" fo:font-family="StarSymbol" fo:font-size="45%"/>
      </text:list-level-style-bullet>
      <text:list-level-style-bullet text:level="4" text:bullet-char="●">
        <style:list-level-properties text:space-before="0.5in"/>
        <style:text-properties fo:color="#ef2929" fo:font-family="StarSymbol" fo:font-size="45%"/>
      </text:list-level-style-bullet>
      <text:list-level-style-bullet text:level="5" text:bullet-char="●">
        <style:list-level-properties text:space-before="1in"/>
        <style:text-properties fo:color="#ef2929" fo:font-family="StarSymbol" fo:font-size="45%"/>
      </text:list-level-style-bullet>
      <text:list-level-style-bullet text:level="6" text:bullet-char="●">
        <style:list-level-properties text:space-before="1.5in"/>
        <style:text-properties fo:color="#ef2929" fo:font-family="StarSymbol" fo:font-size="45%"/>
      </text:list-level-style-bullet>
      <text:list-level-style-bullet text:level="7" text:bullet-char="●">
        <style:list-level-properties text:space-before="2in"/>
        <style:text-properties fo:color="#ef2929" fo:font-family="StarSymbol" fo:font-size="45%"/>
      </text:list-level-style-bullet>
      <text:list-level-style-bullet text:level="8" text:bullet-char="●">
        <style:list-level-properties text:space-before="2.5in"/>
        <style:text-properties fo:color="#ef2929" fo:font-family="StarSymbol" fo:font-size="45%"/>
      </text:list-level-style-bullet>
      <text:list-level-style-bullet text:level="9" text:bullet-char="●">
        <style:list-level-properties text:space-before="3in"/>
        <style:text-properties fo:color="#ef2929" fo:font-family="StarSymbol" fo:font-size="45%"/>
      </text:list-level-style-bullet>
    </text:list-style>
    <text:list-style style:name="a218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in"/>
        <style:text-properties fo:color="#ef2929" fo:font-family="StarSymbol" fo:font-size="45%"/>
      </text:list-level-style-bullet>
      <text:list-level-style-bullet text:level="3" text:bullet-char="●">
        <style:list-level-properties text:space-before="0in"/>
        <style:text-properties fo:color="#ef2929" fo:font-family="StarSymbol" fo:font-size="45%"/>
      </text:list-level-style-bullet>
      <text:list-level-style-bullet text:level="4" text:bullet-char="●">
        <style:list-level-properties text:space-before="0.5in"/>
        <style:text-properties fo:color="#ef2929" fo:font-family="StarSymbol" fo:font-size="45%"/>
      </text:list-level-style-bullet>
      <text:list-level-style-bullet text:level="5" text:bullet-char="●">
        <style:list-level-properties text:space-before="1in"/>
        <style:text-properties fo:color="#ef2929" fo:font-family="StarSymbol" fo:font-size="45%"/>
      </text:list-level-style-bullet>
      <text:list-level-style-bullet text:level="6" text:bullet-char="●">
        <style:list-level-properties text:space-before="1.5in"/>
        <style:text-properties fo:color="#ef2929" fo:font-family="StarSymbol" fo:font-size="45%"/>
      </text:list-level-style-bullet>
      <text:list-level-style-bullet text:level="7" text:bullet-char="●">
        <style:list-level-properties text:space-before="2in"/>
        <style:text-properties fo:color="#ef2929" fo:font-family="StarSymbol" fo:font-size="45%"/>
      </text:list-level-style-bullet>
      <text:list-level-style-bullet text:level="8" text:bullet-char="●">
        <style:list-level-properties text:space-before="2.5in"/>
        <style:text-properties fo:color="#ef2929" fo:font-family="StarSymbol" fo:font-size="45%"/>
      </text:list-level-style-bullet>
      <text:list-level-style-bullet text:level="9" text:bullet-char="●">
        <style:list-level-properties text:space-before="3in"/>
        <style:text-properties fo:color="#ef2929" fo:font-family="StarSymbol" fo:font-size="45%"/>
      </text:list-level-style-bullet>
    </text:list-style>
    <text:list-style style:name="a200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77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5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0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5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4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73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3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9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7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8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9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8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4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5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4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4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5in"/>
        <style:text-properties fo:color="#ef2929" fo:font-family="StarSymbol" fo:font-size="45%"/>
      </text:list-level-style-bullet>
      <text:list-level-style-bullet text:level="3" text:bullet-char="●">
        <style:list-level-properties text:space-before="1in"/>
        <style:text-properties fo:color="#ef2929" fo:font-family="StarSymbol" fo:font-size="45%"/>
      </text:list-level-style-bullet>
      <text:list-level-style-bullet text:level="4" text:bullet-char="●">
        <style:list-level-properties text:space-before="1.5in"/>
        <style:text-properties fo:color="#ef2929" fo:font-family="StarSymbol" fo:font-size="45%"/>
      </text:list-level-style-bullet>
      <text:list-level-style-bullet text:level="5" text:bullet-char="●">
        <style:list-level-properties text:space-before="2in"/>
        <style:text-properties fo:color="#ef2929" fo:font-family="StarSymbol" fo:font-size="45%"/>
      </text:list-level-style-bullet>
      <text:list-level-style-bullet text:level="6" text:bullet-char="●">
        <style:list-level-properties text:space-before="2.5in"/>
        <style:text-properties fo:color="#ef2929" fo:font-family="StarSymbol" fo:font-size="45%"/>
      </text:list-level-style-bullet>
      <text:list-level-style-bullet text:level="7" text:bullet-char="●">
        <style:list-level-properties text:space-before="3in"/>
        <style:text-properties fo:color="#ef2929" fo:font-family="StarSymbol" fo:font-size="45%"/>
      </text:list-level-style-bullet>
      <text:list-level-style-bullet text:level="8" text:bullet-char="●">
        <style:list-level-properties text:space-before="3.5in"/>
        <style:text-properties fo:color="#ef2929" fo:font-family="StarSymbol" fo:font-size="45%"/>
      </text:list-level-style-bullet>
      <text:list-level-style-bullet text:level="9" text:bullet-char="●">
        <style:list-level-properties text:space-before="4in"/>
        <style:text-properties fo:color="#ef2929" fo:font-family="StarSymbol" fo:font-size="45%"/>
      </text:list-level-style-bullet>
    </text:list-style>
    <text:list-style style:name="a238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5in"/>
        <style:text-properties fo:color="#ef2929" fo:font-family="StarSymbol" fo:font-size="45%"/>
      </text:list-level-style-bullet>
      <text:list-level-style-bullet text:level="3" text:bullet-char="●">
        <style:list-level-properties text:space-before="1in"/>
        <style:text-properties fo:color="#ef2929" fo:font-family="StarSymbol" fo:font-size="45%"/>
      </text:list-level-style-bullet>
      <text:list-level-style-bullet text:level="4" text:bullet-char="●">
        <style:list-level-properties text:space-before="1.5in"/>
        <style:text-properties fo:color="#ef2929" fo:font-family="StarSymbol" fo:font-size="45%"/>
      </text:list-level-style-bullet>
      <text:list-level-style-bullet text:level="5" text:bullet-char="●">
        <style:list-level-properties text:space-before="2in"/>
        <style:text-properties fo:color="#ef2929" fo:font-family="StarSymbol" fo:font-size="45%"/>
      </text:list-level-style-bullet>
      <text:list-level-style-bullet text:level="6" text:bullet-char="●">
        <style:list-level-properties text:space-before="2.5in"/>
        <style:text-properties fo:color="#ef2929" fo:font-family="StarSymbol" fo:font-size="45%"/>
      </text:list-level-style-bullet>
      <text:list-level-style-bullet text:level="7" text:bullet-char="●">
        <style:list-level-properties text:space-before="3in"/>
        <style:text-properties fo:color="#ef2929" fo:font-family="StarSymbol" fo:font-size="45%"/>
      </text:list-level-style-bullet>
      <text:list-level-style-bullet text:level="8" text:bullet-char="●">
        <style:list-level-properties text:space-before="3.5in"/>
        <style:text-properties fo:color="#ef2929" fo:font-family="StarSymbol" fo:font-size="45%"/>
      </text:list-level-style-bullet>
      <text:list-level-style-bullet text:level="9" text:bullet-char="●">
        <style:list-level-properties text:space-before="4in"/>
        <style:text-properties fo:color="#ef2929" fo:font-family="StarSymbol" fo:font-size="45%"/>
      </text:list-level-style-bullet>
    </text:list-style>
    <text:list-style style:name="a238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6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5in"/>
        <style:text-properties fo:color="#ef2929" fo:font-family="StarSymbol" fo:font-size="45%"/>
      </text:list-level-style-bullet>
      <text:list-level-style-bullet text:level="3" text:bullet-char="●">
        <style:list-level-properties text:space-before="1in"/>
        <style:text-properties fo:color="#ef2929" fo:font-family="StarSymbol" fo:font-size="45%"/>
      </text:list-level-style-bullet>
      <text:list-level-style-bullet text:level="4" text:bullet-char="●">
        <style:list-level-properties text:space-before="1.5in"/>
        <style:text-properties fo:color="#ef2929" fo:font-family="StarSymbol" fo:font-size="45%"/>
      </text:list-level-style-bullet>
      <text:list-level-style-bullet text:level="5" text:bullet-char="●">
        <style:list-level-properties text:space-before="2in"/>
        <style:text-properties fo:color="#ef2929" fo:font-family="StarSymbol" fo:font-size="45%"/>
      </text:list-level-style-bullet>
      <text:list-level-style-bullet text:level="6" text:bullet-char="●">
        <style:list-level-properties text:space-before="2.5in"/>
        <style:text-properties fo:color="#ef2929" fo:font-family="StarSymbol" fo:font-size="45%"/>
      </text:list-level-style-bullet>
      <text:list-level-style-bullet text:level="7" text:bullet-char="●">
        <style:list-level-properties text:space-before="3in"/>
        <style:text-properties fo:color="#ef2929" fo:font-family="StarSymbol" fo:font-size="45%"/>
      </text:list-level-style-bullet>
      <text:list-level-style-bullet text:level="8" text:bullet-char="●">
        <style:list-level-properties text:space-before="3.5in"/>
        <style:text-properties fo:color="#ef2929" fo:font-family="StarSymbol" fo:font-size="45%"/>
      </text:list-level-style-bullet>
      <text:list-level-style-bullet text:level="9" text:bullet-char="●">
        <style:list-level-properties text:space-before="4in"/>
        <style:text-properties fo:color="#ef2929" fo:font-family="StarSymbol" fo:font-size="45%"/>
      </text:list-level-style-bullet>
    </text:list-style>
    <text:list-style style:name="a238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8" draw:name="Subtitle 2" svg:x="0.86614in" svg:y="6.45669in" svg:width="9.37008in" svg:height="1.07441in" presentation:class="subtitle" presentation:placeholder="false">
          <draw:text-box>
            <text:p text:style-name="a1857" text:class-names="" text:cond-style-name=""><text:span text:style-name="a1855" text:class-names="">Spring 2022</text:span><text:span text:style-name="a1856" text:class-names=""/></text:p>
          </draw:text-box>
          <svg:title/>
          <svg:desc/>
        </draw:frame>
        <presentation:notes draw:style-name="a1871">
          <draw:frame draw:id="id173" draw:style-name="a1862" draw:name="Date Placeholder 2" svg:x="4.68229in" svg:y="0in" svg:width="3.58333in" svg:height="0.58681in">
            <draw:text-box>
              <text:p text:style-name="a1861" text:class-names="" text:cond-style-name=""><text:span text:style-name="a1859" text:class-names=""><text:date text:fixed="false" style:data-style-name="a1860"/></text:span></text:p>
            </draw:text-box>
            <svg:title/>
            <svg:desc/>
          </draw:frame>
          <draw:frame draw:id="id174" draw:style-name="a1865" draw:name="Slide Number Placeholder 12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frame draw:id="id175" draw:style-name="a1868" draw:name="Slide Number Placeholder 6" svg:x="4.67953in" svg:y="11.10827in" svg:width="3.5878in" svg:height="0.58425in">
            <draw:text-box>
              <text:p text:style-name="a1867" text:class-names="" text:cond-style-name=""><text:span text:style-name="a186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9" draw:name="Slide Image Placeholder 1">
            <svg:title/>
            <svg:desc/>
          </draw:page-thumbnail>
          <draw:frame draw:id="id177" presentation:style-name="a18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72" draw:master-page-name="Master2-Layout7-blank-Blank" presentation:presentation-page-layout-name="Master2-PPL7" draw:id="Slide-257">
        <draw:frame draw:id="id178" draw:style-name="a1875" draw:name="Date Placeholder 1" svg:x="0.55118in" svg:y="7.5315in" svg:width="2.56811in" svg:height="0.57008in">
          <draw:text-box>
            <text:p text:style-name="a1874" text:class-names="" text:cond-style-name=""><text:span text:style-name="a1873" text:class-names="">CSCI 1410</text:span></text:p>
          </draw:text-box>
          <svg:title/>
          <svg:desc/>
        </draw:frame>
        <draw:frame draw:id="id179" draw:style-name="a1878" draw:name="Footer Placeholder 2" svg:x="3.77008in" svg:y="7.5315in" svg:width="3.49409in" svg:height="0.57008in">
          <draw:text-box>
            <text:p text:style-name="a1877" text:class-names="" text:cond-style-name=""><text:span text:style-name="a1876" text:class-names="">Dr. Salim Lakhani</text:span></text:p>
          </draw:text-box>
          <svg:title/>
          <svg:desc/>
        </draw:frame>
        <draw:frame draw:id="id180" draw:style-name="a1882" draw:name="Slide Number Placeholder 3" svg:x="7.90394in" svg:y="7.5315in" svg:width="2.56811in" svg:height="0.57008in">
          <draw:text-box>
            <text:p text:style-name="a1881" text:class-names="" text:cond-style-name=""><text:span text:style-name="a1879" text:class-names=""><text:page-number style:num-format="1" text:fixed="false"/></text:span><text:span text:style-name="a1880" text:class-names=""><text:s text:c="1"/>/</text:span></text:p>
          </draw:text-box>
          <svg:title/>
          <svg:desc/>
        </draw:frame>
        <draw:frame draw:id="id181" presentation:style-name="a1885" draw:name="Title 1" svg:x="0.7874in" svg:y="0.32913in" svg:width="9.68465in" svg:height="1.38071in" presentation:class="title" presentation:placeholder="false">
          <draw:text-box>
            <text:p text:style-name="a1884" text:class-names="" text:cond-style-name=""><text:span text:style-name="a1883" text:class-names="">Objectives</text:span></text:p>
          </draw:text-box>
          <svg:title/>
          <svg:desc/>
        </draw:frame>
        <draw:frame draw:id="id182" presentation:style-name="a1907" draw:name="Text Placeholder 2" svg:x="0.7874in" svg:y="1.77165in" svg:width="9.44882in" svg:height="5.42835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Elements of a program</text:span></text:p>
              </text:list-item>
            </text:list>
            <text:list text:style-name="a1891">
              <text:list-item>
                <text:list text:style-name="a1891">
                  <text:list-item>
                    <text:p text:style-name="a1890" text:class-names="" text:cond-style-name=""><text:span text:style-name="a1889" text:class-names="">Blank spaces</text:span></text:p>
                  </text:list-item>
                </text:list>
              </text:list-item>
            </text:list>
            <text:list text:style-name="a1894">
              <text:list-item>
                <text:list text:style-name="a1894">
                  <text:list-item>
                    <text:p text:style-name="a1893" text:class-names="" text:cond-style-name=""><text:span text:style-name="a1892" text:class-names="">Output statements (print function)</text:span></text:p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p text:style-name="a1896" text:class-names="" text:cond-style-name=""><text:span text:style-name="a1895" text:class-names="">Assignment operator</text:span></text:p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p text:style-name="a1899" text:class-names="" text:cond-style-name=""><text:span text:style-name="a1898" text:class-names="">Input (input function)</text:span></text:p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901" text:class-names="">Simultaneous assignment</text:span></text:p>
                  </text:list-item>
                </text:list>
              </text:list-item>
            </text:list>
            <text:list text:style-name="a1906">
              <text:list-item>
                <text:list text:style-name="a1906">
                  <text:list-item>
                    <text:p text:style-name="a1905" text:class-names="" text:cond-style-name=""><text:span text:style-name="a1904" text:class-names="">Definite loop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20">
          <draw:frame draw:id="id183" draw:style-name="a1911" draw:name="Date Placeholder 2" svg:x="4.68229in" svg:y="0in" svg:width="3.58333in" svg:height="0.58681in">
            <draw:text-box>
              <text:p text:style-name="a1910" text:class-names="" text:cond-style-name=""><text:span text:style-name="a1908" text:class-names=""><text:date text:fixed="false" style:data-style-name="a1909"/></text:span></text:p>
            </draw:text-box>
            <svg:title/>
            <svg:desc/>
          </draw:frame>
          <draw:frame draw:id="id184" draw:style-name="a1914" draw:name="Slide Number Placeholder 12" svg:x="4.67953in" svg:y="11.10827in" svg:width="3.5878in" svg:height="0.58425in">
            <draw:text-box>
              <text:p text:style-name="a1913" text:class-names="" text:cond-style-name=""><text:span text:style-name="a1912" text:class-names=""><text:page-number style:num-format="1" text:fixed="false"/></text:span></text:p>
            </draw:text-box>
            <svg:title/>
            <svg:desc/>
          </draw:frame>
          <draw:frame draw:id="id185" draw:style-name="a1917" draw:name="Slide Number Placeholder 6" svg:x="4.67953in" svg:y="11.10827in" svg:width="3.5878in" svg:height="0.58425in">
            <draw:text-box>
              <text:p text:style-name="a1916" text:class-names="" text:cond-style-name=""><text:span text:style-name="a191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18" draw:name="Slide Image Placeholder 1">
            <svg:title/>
            <svg:desc/>
          </draw:page-thumbnail>
          <draw:frame draw:id="id187" presentation:style-name="a19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21" draw:master-page-name="Master2-Layout7-blank-Blank" presentation:presentation-page-layout-name="Master2-PPL7" draw:id="Slide-258">
        <draw:frame draw:id="id188" draw:style-name="a1924" draw:name="Date Placeholder 1" svg:x="0.55118in" svg:y="7.5315in" svg:width="2.56811in" svg:height="0.57008in">
          <draw:text-box>
            <text:p text:style-name="a1923" text:class-names="" text:cond-style-name=""><text:span text:style-name="a1922" text:class-names="">CSCI 1410</text:span></text:p>
          </draw:text-box>
          <svg:title/>
          <svg:desc/>
        </draw:frame>
        <draw:frame draw:id="id189" draw:style-name="a1927" draw:name="Footer Placeholder 2" svg:x="3.77008in" svg:y="7.5315in" svg:width="3.49409in" svg:height="0.57008in">
          <draw:text-box>
            <text:p text:style-name="a1926" text:class-names="" text:cond-style-name=""><text:span text:style-name="a1925" text:class-names="">Dr. Salim Lakhani</text:span></text:p>
          </draw:text-box>
          <svg:title/>
          <svg:desc/>
        </draw:frame>
        <draw:frame draw:id="id190" draw:style-name="a1931" draw:name="Slide Number Placeholder 3" svg:x="7.90394in" svg:y="7.5315in" svg:width="2.56811in" svg:height="0.57008in">
          <draw:text-box>
            <text:p text:style-name="a1930" text:class-names="" text:cond-style-name=""><text:span text:style-name="a1928" text:class-names=""><text:page-number style:num-format="1" text:fixed="false"/></text:span><text:span text:style-name="a1929" text:class-names=""><text:s text:c="1"/>/</text:span></text:p>
          </draw:text-box>
          <svg:title/>
          <svg:desc/>
        </draw:frame>
        <draw:frame draw:id="id191" presentation:style-name="a1934" draw:name="Title 1" svg:x="0.7874in" svg:y="0.32913in" svg:width="9.68465in" svg:height="1.38071in" presentation:class="title" presentation:placeholder="false">
          <draw:text-box>
            <text:p text:style-name="a1933" text:class-names="" text:cond-style-name=""><text:span text:style-name="a1932" text:class-names="">Blank Spaces</text:span></text:p>
          </draw:text-box>
          <svg:title/>
          <svg:desc/>
        </draw:frame>
        <draw:frame draw:id="id192" presentation:style-name="a1959" draw:name="Text Placeholder 2" svg:x="0.7874in" svg:y="1.77165in" svg:width="9.44882in" svg:height="5.42835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Blank spaces</text:span></text:p>
              </text:list-item>
            </text:list>
            <text:list text:style-name="a1940">
              <text:list-item>
                <text:list text:style-name="a1940">
                  <text:list-item>
                    <text:p text:style-name="a1939" text:class-names="" text:cond-style-name=""><text:span text:style-name="a1938" text:class-names="">Sometime called white spaces</text:span></text:p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p text:style-name="a1942" text:class-names="" text:cond-style-name=""><text:span text:style-name="a1941" text:class-names="">Spaces are irrelevant within an expression</text:span></text:p>
                  </text:list-item>
                </text:list>
              </text:list-item>
            </text:list>
            <text:list text:style-name="a1946">
              <text:list-item>
                <text:list text:style-name="a1946">
                  <text:list-item>
                    <text:list text:style-name="a1946">
                      <text:list-item>
                        <text:p text:style-name="a1945" text:class-names="" text:cond-style-name=""><text:span text:style-name="a1944" text:class-names="">4*5+10</text:span></text:p>
                      </text:list-item>
                    </text:list>
                  </text:list-item>
                </text:list>
              </text:list-item>
            </text:list>
            <text:list text:style-name="a1949">
              <text:list-item>
                <text:list text:style-name="a1949">
                  <text:list-item>
                    <text:list text:style-name="a1949">
                      <text:list-item>
                        <text:p text:style-name="a1948" text:class-names="" text:cond-style-name=""><text:span text:style-name="a1947" text:class-names="">4 * 5 + 10</text:span></text:p>
                      </text:list-item>
                    </text:list>
                  </text:list-item>
                </text:list>
              </text:list-item>
            </text:list>
            <text:list text:style-name="a1952">
              <text:list-item>
                <text:list text:style-name="a1952">
                  <text:list-item>
                    <text:list text:style-name="a1952">
                      <text:list-item>
                        <text:p text:style-name="a1951" text:class-names="" text:cond-style-name=""><text:span text:style-name="a1950" text:class-names="">4*(5+10)</text:span></text:p>
                      </text:list-item>
                    </text:list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list text:style-name="a1955">
                      <text:list-item>
                        <text:p text:style-name="a1954" text:class-names="" text:cond-style-name=""><text:span text:style-name="a1953" text:class-names="">4 * (5 + 10)</text:span></text:p>
                      </text:list-item>
                    </text:list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p text:style-name="a1957" text:class-names="" text:cond-style-name=""><text:span text:style-name="a1956" text:class-names="">Blanks lines are also irrelevan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72">
          <draw:frame draw:id="id193" draw:style-name="a1963" draw:name="Date Placeholder 2" svg:x="4.68229in" svg:y="0in" svg:width="3.58333in" svg:height="0.58681in">
            <draw:text-box>
              <text:p text:style-name="a1962" text:class-names="" text:cond-style-name=""><text:span text:style-name="a1960" text:class-names=""><text:date text:fixed="false" style:data-style-name="a1961"/></text:span></text:p>
            </draw:text-box>
            <svg:title/>
            <svg:desc/>
          </draw:frame>
          <draw:frame draw:id="id194" draw:style-name="a1966" draw:name="Slide Number Placeholder 12" svg:x="4.67953in" svg:y="11.10827in" svg:width="3.5878in" svg:height="0.58425in">
            <draw:text-box>
              <text:p text:style-name="a1965" text:class-names="" text:cond-style-name=""><text:span text:style-name="a1964" text:class-names=""><text:page-number style:num-format="1" text:fixed="false"/></text:span></text:p>
            </draw:text-box>
            <svg:title/>
            <svg:desc/>
          </draw:frame>
          <draw:frame draw:id="id195" draw:style-name="a1969" draw:name="Slide Number Placeholder 6" svg:x="4.67953in" svg:y="11.10827in" svg:width="3.5878in" svg:height="0.58425in">
            <draw:text-box>
              <text:p text:style-name="a1968" text:class-names="" text:cond-style-name=""><text:span text:style-name="a196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70" draw:name="Slide Image Placeholder 1">
            <svg:title/>
            <svg:desc/>
          </draw:page-thumbnail>
          <draw:frame draw:id="id197" presentation:style-name="a19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973" draw:master-page-name="Master2-Layout7-blank-Blank" presentation:presentation-page-layout-name="Master2-PPL7" draw:id="Slide-259">
        <draw:frame draw:id="id198" draw:style-name="a1976" draw:name="Date Placeholder 1" svg:x="0.55118in" svg:y="7.5315in" svg:width="2.56811in" svg:height="0.57008in">
          <draw:text-box>
            <text:p text:style-name="a1975" text:class-names="" text:cond-style-name=""><text:span text:style-name="a1974" text:class-names="">CSCI 1410</text:span></text:p>
          </draw:text-box>
          <svg:title/>
          <svg:desc/>
        </draw:frame>
        <draw:frame draw:id="id199" draw:style-name="a1979" draw:name="Footer Placeholder 2" svg:x="3.77008in" svg:y="7.5315in" svg:width="3.49409in" svg:height="0.57008in">
          <draw:text-box>
            <text:p text:style-name="a1978" text:class-names="" text:cond-style-name=""><text:span text:style-name="a1977" text:class-names="">Dr. Salim Lakhani</text:span></text:p>
          </draw:text-box>
          <svg:title/>
          <svg:desc/>
        </draw:frame>
        <draw:frame draw:id="id200" draw:style-name="a1983" draw:name="Slide Number Placeholder 3" svg:x="7.90394in" svg:y="7.5315in" svg:width="2.56811in" svg:height="0.57008in">
          <draw:text-box>
            <text:p text:style-name="a1982" text:class-names="" text:cond-style-name=""><text:span text:style-name="a1980" text:class-names=""><text:page-number style:num-format="1" text:fixed="false"/></text:span><text:span text:style-name="a1981" text:class-names=""><text:s text:c="1"/>/</text:span></text:p>
          </draw:text-box>
          <svg:title/>
          <svg:desc/>
        </draw:frame>
        <draw:frame draw:id="id201" presentation:style-name="a1986" draw:name="Title 1" svg:x="0.7874in" svg:y="0.32913in" svg:width="9.68465in" svg:height="1.38071in" presentation:class="title" presentation:placeholder="false">
          <draw:text-box>
            <text:p text:style-name="a1985" text:class-names="" text:cond-style-name=""><text:span text:style-name="a1984" text:class-names="">Output Statements</text:span></text:p>
          </draw:text-box>
          <svg:title/>
          <svg:desc/>
        </draw:frame>
        <draw:frame draw:id="id202" presentation:style-name="a2008" draw:name="Text Placeholder 2" svg:x="0.7874in" svg:y="1.77165in" svg:width="9.44882in" svg:height="5.42835in" presentation:class="outline" presentation:placeholder="false">
          <draw:text-box>
            <text:list text:style-name="a1989">
              <text:list-item>
                <text:p text:style-name="a1988" text:class-names="" text:cond-style-name=""><text:span text:style-name="a1987" text:class-names="">Use print function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>Syntax</text:span></text:p>
              </text:list-item>
            </text:list>
            <text:list text:style-name="a1995">
              <text:list-item>
                <text:list text:style-name="a1995">
                  <text:list-item>
                    <text:p text:style-name="a1994" text:class-names="" text:cond-style-name=""><text:span text:style-name="a1993" text:class-names="">print ()</text:span></text:p>
                  </text:list-item>
                </text:list>
              </text:list-item>
            </text:list>
            <text:list text:style-name="a1998">
              <text:list-item>
                <text:list text:style-name="a1998">
                  <text:list-item>
                    <text:p text:style-name="a1997" text:class-names="" text:cond-style-name=""><text:span text:style-name="a1996" text:class-names="">print (&lt;exp1&gt;, &lt;exp2&gt;, &lt;exp3&gt;, …, &lt;expn&gt;)</text:span></text:p>
                  </text:list-item>
                </text:list>
              </text:list-item>
            </text:list>
            <text:list text:style-name="a2001">
              <text:list-item>
                <text:list text:style-name="a2001">
                  <text:list-item>
                    <text:p text:style-name="a2000" text:class-names="" text:cond-style-name=""><text:span text:style-name="a1999" text:class-names="">… denotes an indefinite series of expressions</text:span></text:p>
                  </text:list-item>
                </text:list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Semantics</text:span></text:p>
              </text:list-item>
            </text:list>
            <text:list text:style-name="a2007">
              <text:list-item>
                <text:list text:style-name="a2007">
                  <text:list-item>
                    <text:p text:style-name="a2006" text:class-names="" text:cond-style-name=""><text:span text:style-name="a2005" text:class-names="">Display information in textual for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21">
          <draw:frame draw:id="id203" draw:style-name="a2012" draw:name="Date Placeholder 2" svg:x="4.68229in" svg:y="0in" svg:width="3.58333in" svg:height="0.58681in">
            <draw:text-box>
              <text:p text:style-name="a2011" text:class-names="" text:cond-style-name=""><text:span text:style-name="a2009" text:class-names=""><text:date text:fixed="false" style:data-style-name="a2010"/></text:span></text:p>
            </draw:text-box>
            <svg:title/>
            <svg:desc/>
          </draw:frame>
          <draw:frame draw:id="id204" draw:style-name="a2015" draw:name="Slide Number Placeholder 12" svg:x="4.67953in" svg:y="11.10827in" svg:width="3.5878in" svg:height="0.58425in">
            <draw:text-box>
              <text:p text:style-name="a2014" text:class-names="" text:cond-style-name=""><text:span text:style-name="a2013" text:class-names=""><text:page-number style:num-format="1" text:fixed="false"/></text:span></text:p>
            </draw:text-box>
            <svg:title/>
            <svg:desc/>
          </draw:frame>
          <draw:frame draw:id="id205" draw:style-name="a2018" draw:name="Slide Number Placeholder 6" svg:x="4.67953in" svg:y="11.10827in" svg:width="3.5878in" svg:height="0.58425in">
            <draw:text-box>
              <text:p text:style-name="a2017" text:class-names="" text:cond-style-name=""><text:span text:style-name="a201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2019" draw:name="Slide Image Placeholder 1">
            <svg:title/>
            <svg:desc/>
          </draw:page-thumbnail>
          <draw:frame draw:id="id207" presentation:style-name="a20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022" draw:master-page-name="Master2-Layout7-blank-Blank" presentation:presentation-page-layout-name="Master2-PPL7" draw:id="Slide-260">
        <draw:frame draw:id="id208" draw:style-name="a2025" draw:name="Date Placeholder 1" svg:x="0.55118in" svg:y="7.5315in" svg:width="2.56811in" svg:height="0.57008in">
          <draw:text-box>
            <text:p text:style-name="a2024" text:class-names="" text:cond-style-name=""><text:span text:style-name="a2023" text:class-names="">CSCI 1410</text:span></text:p>
          </draw:text-box>
          <svg:title/>
          <svg:desc/>
        </draw:frame>
        <draw:frame draw:id="id209" draw:style-name="a2028" draw:name="Footer Placeholder 2" svg:x="3.77008in" svg:y="7.5315in" svg:width="3.49409in" svg:height="0.57008in">
          <draw:text-box>
            <text:p text:style-name="a2027" text:class-names="" text:cond-style-name=""><text:span text:style-name="a2026" text:class-names="">Dr. Salim Lakhani</text:span></text:p>
          </draw:text-box>
          <svg:title/>
          <svg:desc/>
        </draw:frame>
        <draw:frame draw:id="id210" draw:style-name="a2032" draw:name="Slide Number Placeholder 3" svg:x="7.90394in" svg:y="7.5315in" svg:width="2.56811in" svg:height="0.57008in">
          <draw:text-box>
            <text:p text:style-name="a2031" text:class-names="" text:cond-style-name=""><text:span text:style-name="a2029" text:class-names=""><text:page-number style:num-format="1" text:fixed="false"/></text:span><text:span text:style-name="a2030" text:class-names=""><text:s text:c="1"/>/</text:span></text:p>
          </draw:text-box>
          <svg:title/>
          <svg:desc/>
        </draw:frame>
        <draw:frame draw:id="id211" presentation:style-name="a2035" draw:name="Title 1" svg:x="0.7874in" svg:y="0.32913in" svg:width="9.68465in" svg:height="1.38071in" presentation:class="title" presentation:placeholder="false">
          <draw:text-box>
            <text:p text:style-name="a2034" text:class-names="" text:cond-style-name=""><text:span text:style-name="a2033" text:class-names="">Output Statements</text:span></text:p>
          </draw:text-box>
          <svg:title/>
          <svg:desc/>
        </draw:frame>
        <draw:frame draw:id="id212" presentation:style-name="a2054" draw:name="Text Placeholder 2" svg:x="0.7874in" svg:y="1.77165in" svg:width="9.44882in" svg:height="5.42835in" presentation:class="outline" presentation:placeholder="false">
          <draw:text-box>
            <text:list text:style-name="a2038">
              <text:list-item>
                <text:p text:style-name="a2037" text:class-names="" text:cond-style-name=""><text:span text:style-name="a2036" text:class-names="">A print function can print any number of expressions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Expressions must be separated with a comma (,)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They will be displayed on same line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A blank space will be inserted between expressions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>A bare print statement will print a blank line</text:span></text:p>
              </text:list-item>
            </text:list>
            <text:list text:style-name="a2053">
              <text:list-item>
                <text:p text:style-name="a2052" text:class-names="" text:cond-style-name=""><text:span text:style-name="a2051" text:class-names="">Successive print statements will display on separate lines</text:span></text:p>
              </text:list-item>
            </text:list>
          </draw:text-box>
          <svg:title/>
          <svg:desc/>
        </draw:frame>
        <presentation:notes draw:style-name="a2067">
          <draw:frame draw:id="id213" draw:style-name="a2058" draw:name="Date Placeholder 2" svg:x="4.68229in" svg:y="0in" svg:width="3.58333in" svg:height="0.58681in">
            <draw:text-box>
              <text:p text:style-name="a2057" text:class-names="" text:cond-style-name=""><text:span text:style-name="a2055" text:class-names=""><text:date text:fixed="false" style:data-style-name="a2056"/></text:span></text:p>
            </draw:text-box>
            <svg:title/>
            <svg:desc/>
          </draw:frame>
          <draw:frame draw:id="id214" draw:style-name="a2061" draw:name="Slide Number Placeholder 12" svg:x="4.67953in" svg:y="11.10827in" svg:width="3.5878in" svg:height="0.58425in">
            <draw:text-box>
              <text:p text:style-name="a2060" text:class-names="" text:cond-style-name=""><text:span text:style-name="a2059" text:class-names=""><text:page-number style:num-format="1" text:fixed="false"/></text:span></text:p>
            </draw:text-box>
            <svg:title/>
            <svg:desc/>
          </draw:frame>
          <draw:frame draw:id="id215" draw:style-name="a2064" draw:name="Slide Number Placeholder 6" svg:x="4.67953in" svg:y="11.10827in" svg:width="3.5878in" svg:height="0.58425in">
            <draw:text-box>
              <text:p text:style-name="a2063" text:class-names="" text:cond-style-name=""><text:span text:style-name="a206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65" draw:name="Slide Image Placeholder 1">
            <svg:title/>
            <svg:desc/>
          </draw:page-thumbnail>
          <draw:frame draw:id="id217" presentation:style-name="a20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068" draw:master-page-name="Master2-Layout7-blank-Blank" presentation:presentation-page-layout-name="Master2-PPL7" draw:id="Slide-261">
        <draw:frame draw:id="id218" draw:style-name="a2071" draw:name="Date Placeholder 1" svg:x="0.55118in" svg:y="7.5315in" svg:width="2.56811in" svg:height="0.57008in">
          <draw:text-box>
            <text:p text:style-name="a2070" text:class-names="" text:cond-style-name=""><text:span text:style-name="a2069" text:class-names="">CSCI 1410</text:span></text:p>
          </draw:text-box>
          <svg:title/>
          <svg:desc/>
        </draw:frame>
        <draw:frame draw:id="id219" draw:style-name="a2074" draw:name="Footer Placeholder 2" svg:x="3.77008in" svg:y="7.5315in" svg:width="3.49409in" svg:height="0.57008in">
          <draw:text-box>
            <text:p text:style-name="a2073" text:class-names="" text:cond-style-name=""><text:span text:style-name="a2072" text:class-names="">Dr. Salim Lakhani</text:span></text:p>
          </draw:text-box>
          <svg:title/>
          <svg:desc/>
        </draw:frame>
        <draw:frame draw:id="id220" draw:style-name="a2078" draw:name="Slide Number Placeholder 3" svg:x="7.90394in" svg:y="7.5315in" svg:width="2.56811in" svg:height="0.57008in">
          <draw:text-box>
            <text:p text:style-name="a2077" text:class-names="" text:cond-style-name=""><text:span text:style-name="a2075" text:class-names=""><text:page-number style:num-format="1" text:fixed="false"/></text:span><text:span text:style-name="a2076" text:class-names=""><text:s text:c="1"/>/</text:span></text:p>
          </draw:text-box>
          <svg:title/>
          <svg:desc/>
        </draw:frame>
        <draw:frame draw:id="id221" presentation:style-name="a2081" draw:name="Title 1" svg:x="0.7874in" svg:y="0.32913in" svg:width="9.68465in" svg:height="1.38071in" presentation:class="title" presentation:placeholder="false">
          <draw:text-box>
            <text:p text:style-name="a2080" text:class-names="" text:cond-style-name=""><text:span text:style-name="a2079" text:class-names="">Output Statements</text:span></text:p>
          </draw:text-box>
          <svg:title/>
          <svg:desc/>
        </draw:frame>
        <draw:frame draw:id="id230" presentation:style-name="a2106" draw:name="Text Placeholder 2" svg:x="0.7874in" svg:y="1.81102in" svg:width="4.61063in" svg:height="5.42835in" presentation:class="outline" presentation:placeholder="false">
          <draw:text-box>
            <text:list text:style-name="a2084">
              <text:list-item>
                <text:p text:style-name="a2083" text:class-names="" text:cond-style-name="" text:id="id222"><text:span text:style-name="a2082" text:class-names="">Print Statements</text:span></text:p>
              </text:list-item>
            </text:list>
            <text:list text:style-name="a2087">
              <text:list-item>
                <text:p text:style-name="a2086" text:class-names="" text:cond-style-name="" text:id="id223"><text:span text:style-name="a2085" text:class-names="">print (3+4)</text:span></text:p>
              </text:list-item>
            </text:list>
            <text:list text:style-name="a2090">
              <text:list-item>
                <text:p text:style-name="a2089" text:class-names="" text:cond-style-name="" text:id="id224"><text:span text:style-name="a2088" text:class-names="">print (3, 4, 3+4)</text:span></text:p>
              </text:list-item>
            </text:list>
            <text:list text:style-name="a2093">
              <text:list-item>
                <text:p text:style-name="a2092" text:class-names="" text:cond-style-name="" text:id="id225"><text:span text:style-name="a2091" text:class-names="">print()</text:span></text:p>
              </text:list-item>
            </text:list>
            <text:list text:style-name="a2096">
              <text:list-item>
                <text:p text:style-name="a2095" text:class-names="" text:cond-style-name="" text:id="id226"><text:span text:style-name="a2094" text:class-names=""/></text:p>
              </text:list-item>
            </text:list>
            <text:list text:style-name="a2099">
              <text:list-item>
                <text:p text:style-name="a2098" text:class-names="" text:cond-style-name="" text:id="id227"><text:span text:style-name="a2097" text:class-names="">print (“Result is: “, result)</text:span></text:p>
              </text:list-item>
            </text:list>
            <text:list text:style-name="a2102">
              <text:list-item>
                <text:p text:style-name="a2101" text:class-names="" text:cond-style-name="" text:id="id228"><text:span text:style-name="a2100" text:class-names="">print (3, 4, end=” “)</text:span></text:p>
              </text:list-item>
            </text:list>
            <text:list text:style-name="a2105">
              <text:list-item>
                <text:p text:style-name="a2104" text:class-names="" text:cond-style-name="" text:id="id229"><text:span text:style-name="a2103" text:class-names="">print (3 + 4)</text:span></text:p>
              </text:list-item>
            </text:list>
          </draw:text-box>
          <svg:title/>
          <svg:desc/>
        </draw:frame>
        <draw:frame draw:id="id231" presentation:style-name="a2113" draw:name="Text Placeholder 3" svg:x="5.62913in" svg:y="1.77165in" svg:width="4.61063in" svg:height="5.42835in" presentation:class="outline" presentation:placeholder="false">
          <draw:text-box>
            <text:list text:style-name="a2109">
              <text:list-item>
                <text:p text:style-name="a2108" text:class-names="" text:cond-style-name=""><text:span text:style-name="a2107" text:class-names="">Output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11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126">
          <draw:frame draw:id="id232" draw:style-name="a2117" draw:name="Date Placeholder 2" svg:x="4.68229in" svg:y="0in" svg:width="3.58333in" svg:height="0.58681in">
            <draw:text-box>
              <text:p text:style-name="a2116" text:class-names="" text:cond-style-name=""><text:span text:style-name="a2114" text:class-names=""><text:date text:fixed="false" style:data-style-name="a2115"/></text:span></text:p>
            </draw:text-box>
            <svg:title/>
            <svg:desc/>
          </draw:frame>
          <draw:frame draw:id="id233" draw:style-name="a2120" draw:name="Slide Number Placeholder 12" svg:x="4.67953in" svg:y="11.10827in" svg:width="3.5878in" svg:height="0.58425in">
            <draw:text-box>
              <text:p text:style-name="a2119" text:class-names="" text:cond-style-name=""><text:span text:style-name="a2118" text:class-names=""><text:page-number style:num-format="1" text:fixed="false"/></text:span></text:p>
            </draw:text-box>
            <svg:title/>
            <svg:desc/>
          </draw:frame>
          <draw:frame draw:id="id234" draw:style-name="a2123" draw:name="Slide Number Placeholder 6" svg:x="4.67953in" svg:y="11.10827in" svg:width="3.5878in" svg:height="0.58425in">
            <draw:text-box>
              <text:p text:style-name="a2122" text:class-names="" text:cond-style-name=""><text:span text:style-name="a212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35" presentation:style-name="a2124" draw:name="Slide Image Placeholder 1">
            <svg:title/>
            <svg:desc/>
          </draw:page-thumbnail>
          <draw:frame draw:id="id236" presentation:style-name="a21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127" draw:master-page-name="Master2-Layout7-blank-Blank" presentation:presentation-page-layout-name="Master2-PPL7" draw:id="Slide-262">
        <draw:frame draw:id="id237" draw:style-name="a2130" draw:name="Date Placeholder 1" svg:x="0.55118in" svg:y="7.5315in" svg:width="2.56811in" svg:height="0.57008in">
          <draw:text-box>
            <text:p text:style-name="a2129" text:class-names="" text:cond-style-name=""><text:span text:style-name="a2128" text:class-names="">CSCI 1410</text:span></text:p>
          </draw:text-box>
          <svg:title/>
          <svg:desc/>
        </draw:frame>
        <draw:frame draw:id="id238" draw:style-name="a2133" draw:name="Footer Placeholder 2" svg:x="3.77008in" svg:y="7.5315in" svg:width="3.49409in" svg:height="0.57008in">
          <draw:text-box>
            <text:p text:style-name="a2132" text:class-names="" text:cond-style-name=""><text:span text:style-name="a2131" text:class-names="">Dr. Salim Lakhani</text:span></text:p>
          </draw:text-box>
          <svg:title/>
          <svg:desc/>
        </draw:frame>
        <draw:frame draw:id="id239" draw:style-name="a2137" draw:name="Slide Number Placeholder 3" svg:x="7.90394in" svg:y="7.5315in" svg:width="2.56811in" svg:height="0.57008in">
          <draw:text-box>
            <text:p text:style-name="a2136" text:class-names="" text:cond-style-name=""><text:span text:style-name="a2134" text:class-names=""><text:page-number style:num-format="1" text:fixed="false"/></text:span><text:span text:style-name="a2135" text:class-names=""><text:s text:c="1"/>/</text:span></text:p>
          </draw:text-box>
          <svg:title/>
          <svg:desc/>
        </draw:frame>
        <draw:frame draw:id="id240" presentation:style-name="a2140" draw:name="Title 1" svg:x="0.7874in" svg:y="0.32913in" svg:width="9.68465in" svg:height="1.38071in" presentation:class="title" presentation:placeholder="false">
          <draw:text-box>
            <text:p text:style-name="a2139" text:class-names="" text:cond-style-name=""><text:span text:style-name="a2138" text:class-names="">Assignment Statements</text:span></text:p>
          </draw:text-box>
          <svg:title/>
          <svg:desc/>
        </draw:frame>
        <draw:frame draw:id="id241" presentation:style-name="a2159" draw:name="Text Placeholder 2" svg:x="0.7874in" svg:y="1.77165in" svg:width="9.44882in" svg:height="5.42835in" presentation:class="outline" presentation:placeholder="false">
          <draw:text-box>
            <text:list text:style-name="a2143">
              <text:list-item>
                <text:p text:style-name="a2142" text:class-names="" text:cond-style-name=""><text:span text:style-name="a2141" text:class-names="">Simple Assignment</text:span></text:p>
              </text:list-item>
            </text:list>
            <text:list text:style-name="a2146">
              <text:list-item>
                <text:p text:style-name="a2145" text:class-names="" text:cond-style-name=""><text:span text:style-name="a2144" text:class-names="">Syntax</text:span></text:p>
              </text:list-item>
            </text:list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47" text:class-names="">&lt;variable&gt; = &lt;exp&gt;</text:span></text:p>
                  </text:list-item>
                </text:list>
              </text:list-item>
            </text:list>
            <text:list text:style-name="a2152">
              <text:list-item>
                <text:p text:style-name="a2151" text:class-names="" text:cond-style-name=""><text:span text:style-name="a2150" text:class-names="">Semantics</text:span></text:p>
              </text:list-item>
            </text:list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53" text:class-names="">Evaluate the expression on right hand side of the assignment operator (=) and store it in memory location pointed to by variable</text:span></text:p>
                  </text:list-item>
                </text:list>
              </text:list-item>
            </text:list>
            <text:list text:style-name="a2158">
              <text:list-item>
                <text:p text:style-name="a2157" text:class-names="" text:cond-style-name=""><text:span text:style-name="a2156" text:class-names=""/></text:p>
              </text:list-item>
            </text:list>
          </draw:text-box>
          <svg:title/>
          <svg:desc/>
        </draw:frame>
        <presentation:notes draw:style-name="a2172">
          <draw:frame draw:id="id242" draw:style-name="a2163" draw:name="Date Placeholder 2" svg:x="4.68229in" svg:y="0in" svg:width="3.58333in" svg:height="0.58681in">
            <draw:text-box>
              <text:p text:style-name="a2162" text:class-names="" text:cond-style-name=""><text:span text:style-name="a2160" text:class-names=""><text:date text:fixed="false" style:data-style-name="a2161"/></text:span></text:p>
            </draw:text-box>
            <svg:title/>
            <svg:desc/>
          </draw:frame>
          <draw:frame draw:id="id243" draw:style-name="a2166" draw:name="Slide Number Placeholder 12" svg:x="4.67953in" svg:y="11.10827in" svg:width="3.5878in" svg:height="0.58425in">
            <draw:text-box>
              <text:p text:style-name="a2165" text:class-names="" text:cond-style-name=""><text:span text:style-name="a2164" text:class-names=""><text:page-number style:num-format="1" text:fixed="false"/></text:span></text:p>
            </draw:text-box>
            <svg:title/>
            <svg:desc/>
          </draw:frame>
          <draw:frame draw:id="id244" draw:style-name="a2169" draw:name="Slide Number Placeholder 6" svg:x="4.67953in" svg:y="11.10827in" svg:width="3.5878in" svg:height="0.58425in">
            <draw:text-box>
              <text:p text:style-name="a2168" text:class-names="" text:cond-style-name=""><text:span text:style-name="a216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45" presentation:style-name="a2170" draw:name="Slide Image Placeholder 1">
            <svg:title/>
            <svg:desc/>
          </draw:page-thumbnail>
          <draw:frame draw:id="id246" presentation:style-name="a21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73" draw:master-page-name="Master2-Layout7-blank-Blank" presentation:presentation-page-layout-name="Master2-PPL7" draw:id="Slide-263">
        <draw:frame draw:id="id247" draw:style-name="a2176" draw:name="Date Placeholder 1" svg:x="0.55118in" svg:y="7.5315in" svg:width="2.56811in" svg:height="0.57008in">
          <draw:text-box>
            <text:p text:style-name="a2175" text:class-names="" text:cond-style-name=""><text:span text:style-name="a2174" text:class-names="">CSCI 1410</text:span></text:p>
          </draw:text-box>
          <svg:title/>
          <svg:desc/>
        </draw:frame>
        <draw:frame draw:id="id248" draw:style-name="a2179" draw:name="Footer Placeholder 2" svg:x="3.77008in" svg:y="7.5315in" svg:width="3.49409in" svg:height="0.57008in">
          <draw:text-box>
            <text:p text:style-name="a2178" text:class-names="" text:cond-style-name=""><text:span text:style-name="a2177" text:class-names="">Dr. Salim Lakhani</text:span></text:p>
          </draw:text-box>
          <svg:title/>
          <svg:desc/>
        </draw:frame>
        <draw:frame draw:id="id249" draw:style-name="a2183" draw:name="Slide Number Placeholder 3" svg:x="7.90394in" svg:y="7.5315in" svg:width="2.56811in" svg:height="0.57008in">
          <draw:text-box>
            <text:p text:style-name="a2182" text:class-names="" text:cond-style-name=""><text:span text:style-name="a2180" text:class-names=""><text:page-number style:num-format="1" text:fixed="false"/></text:span><text:span text:style-name="a2181" text:class-names=""><text:s text:c="1"/>/</text:span></text:p>
          </draw:text-box>
          <svg:title/>
          <svg:desc/>
        </draw:frame>
        <draw:frame draw:id="id250" presentation:style-name="a2186" draw:name="Title 1" svg:x="0.7874in" svg:y="0.32913in" svg:width="9.68465in" svg:height="1.38071in" presentation:class="title" presentation:placeholder="false">
          <draw:text-box>
            <text:p text:style-name="a2185" text:class-names="" text:cond-style-name=""><text:span text:style-name="a2184" text:class-names="">Assignment Statements</text:span></text:p>
          </draw:text-box>
          <svg:title/>
          <svg:desc/>
        </draw:frame>
        <draw:frame draw:id="id251" presentation:style-name="a2196" draw:name="Text Placeholder 2" svg:x="0.7874in" svg:y="1.77165in" svg:width="9.44882in" svg:height="5.42835in" presentation:class="outline" presentation:placeholder="false">
          <draw:text-box>
            <text:list text:style-name="a2189">
              <text:list-item>
                <text:p text:style-name="a2188" text:class-names="" text:cond-style-name=""><text:span text:style-name="a2187" text:class-names="">Note:</text:span></text:p>
              </text:list-item>
            </text:list>
            <text:list text:style-name="a2192">
              <text:list-item>
                <text:list text:style-name="a2192">
                  <text:list-item>
                    <text:p text:style-name="a2191" text:class-names="" text:cond-style-name=""><text:span text:style-name="a2190" text:class-names="">= is an assignment operator – It is not equality operator</text:span></text:p>
                  </text:list-item>
                </text:list>
              </text:list-item>
            </text:list>
            <text:list text:style-name="a2195">
              <text:list-item>
                <text:p text:style-name="a2194" text:class-names="" text:cond-style-name=""><text:span text:style-name="a2193" text:class-names=""/></text:p>
              </text:list-item>
            </text:list>
          </draw:text-box>
          <svg:title/>
          <svg:desc/>
        </draw:frame>
        <presentation:notes draw:style-name="a2209">
          <draw:frame draw:id="id252" draw:style-name="a2200" draw:name="Date Placeholder 2" svg:x="4.68229in" svg:y="0in" svg:width="3.58333in" svg:height="0.58681in">
            <draw:text-box>
              <text:p text:style-name="a2199" text:class-names="" text:cond-style-name=""><text:span text:style-name="a2197" text:class-names=""><text:date text:fixed="false" style:data-style-name="a2198"/></text:span></text:p>
            </draw:text-box>
            <svg:title/>
            <svg:desc/>
          </draw:frame>
          <draw:frame draw:id="id253" draw:style-name="a2203" draw:name="Slide Number Placeholder 12" svg:x="4.67953in" svg:y="11.10827in" svg:width="3.5878in" svg:height="0.58425in">
            <draw:text-box>
              <text:p text:style-name="a2202" text:class-names="" text:cond-style-name=""><text:span text:style-name="a2201" text:class-names=""><text:page-number style:num-format="1" text:fixed="false"/></text:span></text:p>
            </draw:text-box>
            <svg:title/>
            <svg:desc/>
          </draw:frame>
          <draw:frame draw:id="id254" draw:style-name="a2206" draw:name="Slide Number Placeholder 6" svg:x="4.67953in" svg:y="11.10827in" svg:width="3.5878in" svg:height="0.58425in">
            <draw:text-box>
              <text:p text:style-name="a2205" text:class-names="" text:cond-style-name=""><text:span text:style-name="a220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55" presentation:style-name="a2207" draw:name="Slide Image Placeholder 1">
            <svg:title/>
            <svg:desc/>
          </draw:page-thumbnail>
          <draw:frame draw:id="id256" presentation:style-name="a22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210" draw:master-page-name="Master2-Layout7-blank-Blank" presentation:presentation-page-layout-name="Master2-PPL7" draw:id="Slide-264">
        <draw:frame draw:id="id257" draw:style-name="a2213" draw:name="Date Placeholder 1" svg:x="0.55118in" svg:y="7.5315in" svg:width="2.56811in" svg:height="0.57008in">
          <draw:text-box>
            <text:p text:style-name="a2212" text:class-names="" text:cond-style-name=""><text:span text:style-name="a2211" text:class-names="">CSCI 1410</text:span></text:p>
          </draw:text-box>
          <svg:title/>
          <svg:desc/>
        </draw:frame>
        <draw:frame draw:id="id258" draw:style-name="a2216" draw:name="Footer Placeholder 2" svg:x="3.77008in" svg:y="7.5315in" svg:width="3.49409in" svg:height="0.57008in">
          <draw:text-box>
            <text:p text:style-name="a2215" text:class-names="" text:cond-style-name=""><text:span text:style-name="a2214" text:class-names="">Dr. Salim Lakhani</text:span></text:p>
          </draw:text-box>
          <svg:title/>
          <svg:desc/>
        </draw:frame>
        <draw:frame draw:id="id259" draw:style-name="a2220" draw:name="Slide Number Placeholder 3" svg:x="7.90394in" svg:y="7.5315in" svg:width="2.56811in" svg:height="0.57008in">
          <draw:text-box>
            <text:p text:style-name="a2219" text:class-names="" text:cond-style-name=""><text:span text:style-name="a2217" text:class-names=""><text:page-number style:num-format="1" text:fixed="false"/></text:span><text:span text:style-name="a2218" text:class-names=""><text:s text:c="1"/>/</text:span></text:p>
          </draw:text-box>
          <svg:title/>
          <svg:desc/>
        </draw:frame>
        <draw:frame draw:id="id260" presentation:style-name="a2223" draw:name="Title 1" svg:x="0.7874in" svg:y="0.32913in" svg:width="9.68465in" svg:height="1.38071in" presentation:class="title" presentation:placeholder="false">
          <draw:text-box>
            <text:p text:style-name="a2222" text:class-names="" text:cond-style-name=""><text:span text:style-name="a2221" text:class-names="">Assignment Statements</text:span></text:p>
          </draw:text-box>
          <svg:title/>
          <svg:desc/>
        </draw:frame>
        <draw:frame draw:id="id269" presentation:style-name="a2248" draw:name="Text Placeholder 2" svg:x="0.7874in" svg:y="1.77165in" svg:width="9.44882in" svg:height="5.42835in" presentation:class="outline" presentation:placeholder="false">
          <draw:text-box>
            <text:list text:style-name="a2226">
              <text:list-item>
                <text:p text:style-name="a2225" text:class-names="" text:cond-style-name="" text:id="id261"><text:span text:style-name="a2224" text:class-names="">Example</text:span></text:p>
              </text:list-item>
            </text:list>
            <text:list text:style-name="a2229">
              <text:list-item>
                <text:list text:style-name="a2229">
                  <text:list-item>
                    <text:p text:style-name="a2228" text:class-names="" text:cond-style-name="" text:id="id262"><text:span text:style-name="a2227" text:class-names="">x = 5 + 4</text:span></text:p>
                  </text:list-item>
                </text:list>
              </text:list-item>
            </text:list>
            <text:list text:style-name="a2232">
              <text:list-item>
                <text:list text:style-name="a2232">
                  <text:list-item>
                    <text:p text:style-name="a2231" text:class-names="" text:cond-style-name="" text:id="id263"><text:span text:style-name="a2230" text:class-names="">fahrenheit = 9/5 * celsius + 32</text:span></text:p>
                  </text:list-item>
                </text:list>
              </text:list-item>
            </text:list>
            <text:list text:style-name="a2235">
              <text:list-item>
                <text:list text:style-name="a2235">
                  <text:list-item>
                    <text:p text:style-name="a2234" text:class-names="" text:cond-style-name="" text:id="id264"><text:span text:style-name="a2233" text:class-names="">x = 5</text:span></text:p>
                  </text:list-item>
                </text:list>
              </text:list-item>
            </text:list>
            <text:list text:style-name="a2238">
              <text:list-item>
                <text:list text:style-name="a2238">
                  <text:list-item>
                    <text:p text:style-name="a2237" text:class-names="" text:cond-style-name="" text:id="id265"><text:span text:style-name="a2236" text:class-names="">5 = y</text:span></text:p>
                  </text:list-item>
                </text:list>
              </text:list-item>
            </text:list>
            <text:list text:style-name="a2241">
              <text:list-item>
                <text:list text:style-name="a2241">
                  <text:list-item>
                    <text:p text:style-name="a2240" text:class-names="" text:cond-style-name="" text:id="id266"><text:span text:style-name="a2239" text:class-names="">4 + 7 = 9</text:span></text:p>
                  </text:list-item>
                </text:list>
              </text:list-item>
            </text:list>
            <text:list text:style-name="a2244">
              <text:list-item>
                <text:list text:style-name="a2244">
                  <text:list-item>
                    <text:p text:style-name="a2243" text:class-names="" text:cond-style-name="" text:id="id267"><text:span text:style-name="a2242" text:class-names="">name = “Joe” + “Doe”</text:span></text:p>
                  </text:list-item>
                </text:list>
              </text:list-item>
            </text:list>
            <text:list text:style-name="a2247">
              <text:list-item>
                <text:list text:style-name="a2247">
                  <text:list-item>
                    <text:p text:style-name="a2246" text:class-names="" text:cond-style-name="" text:id="id268"><text:span text:style-name="a2245" text:class-names="">name = first_name + last_name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261">
          <draw:frame draw:id="id270" draw:style-name="a2252" draw:name="Date Placeholder 2" svg:x="4.68229in" svg:y="0in" svg:width="3.58333in" svg:height="0.58681in">
            <draw:text-box>
              <text:p text:style-name="a2251" text:class-names="" text:cond-style-name=""><text:span text:style-name="a2249" text:class-names=""><text:date text:fixed="false" style:data-style-name="a2250"/></text:span></text:p>
            </draw:text-box>
            <svg:title/>
            <svg:desc/>
          </draw:frame>
          <draw:frame draw:id="id271" draw:style-name="a2255" draw:name="Slide Number Placeholder 12" svg:x="4.67953in" svg:y="11.10827in" svg:width="3.5878in" svg:height="0.58425in">
            <draw:text-box>
              <text:p text:style-name="a2254" text:class-names="" text:cond-style-name=""><text:span text:style-name="a2253" text:class-names=""><text:page-number style:num-format="1" text:fixed="false"/></text:span></text:p>
            </draw:text-box>
            <svg:title/>
            <svg:desc/>
          </draw:frame>
          <draw:frame draw:id="id272" draw:style-name="a2258" draw:name="Slide Number Placeholder 6" svg:x="4.67953in" svg:y="11.10827in" svg:width="3.5878in" svg:height="0.58425in">
            <draw:text-box>
              <text:p text:style-name="a2257" text:class-names="" text:cond-style-name=""><text:span text:style-name="a225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73" presentation:style-name="a2259" draw:name="Slide Image Placeholder 1">
            <svg:title/>
            <svg:desc/>
          </draw:page-thumbnail>
          <draw:frame draw:id="id274" presentation:style-name="a22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262" draw:master-page-name="Master2-Layout7-blank-Blank" presentation:presentation-page-layout-name="Master2-PPL7" draw:id="Slide-265">
        <draw:frame draw:id="id275" draw:style-name="a2265" draw:name="Date Placeholder 1" svg:x="0.55118in" svg:y="7.5315in" svg:width="2.56811in" svg:height="0.57008in">
          <draw:text-box>
            <text:p text:style-name="a2264" text:class-names="" text:cond-style-name=""><text:span text:style-name="a2263" text:class-names="">CSCI 1410</text:span></text:p>
          </draw:text-box>
          <svg:title/>
          <svg:desc/>
        </draw:frame>
        <draw:frame draw:id="id276" draw:style-name="a2268" draw:name="Footer Placeholder 2" svg:x="3.77008in" svg:y="7.5315in" svg:width="3.49409in" svg:height="0.57008in">
          <draw:text-box>
            <text:p text:style-name="a2267" text:class-names="" text:cond-style-name=""><text:span text:style-name="a2266" text:class-names="">Dr. Salim Lakhani</text:span></text:p>
          </draw:text-box>
          <svg:title/>
          <svg:desc/>
        </draw:frame>
        <draw:frame draw:id="id277" draw:style-name="a2272" draw:name="Slide Number Placeholder 3" svg:x="7.90394in" svg:y="7.5315in" svg:width="2.56811in" svg:height="0.57008in">
          <draw:text-box>
            <text:p text:style-name="a2271" text:class-names="" text:cond-style-name=""><text:span text:style-name="a2269" text:class-names=""><text:page-number style:num-format="1" text:fixed="false"/></text:span><text:span text:style-name="a2270" text:class-names=""><text:s text:c="1"/>/</text:span></text:p>
          </draw:text-box>
          <svg:title/>
          <svg:desc/>
        </draw:frame>
        <draw:frame draw:id="id278" presentation:style-name="a2275" draw:name="Title 1" svg:x="0.7874in" svg:y="0.32913in" svg:width="9.68465in" svg:height="1.38071in" presentation:class="title" presentation:placeholder="false">
          <draw:text-box>
            <text:p text:style-name="a2274" text:class-names="" text:cond-style-name=""><text:span text:style-name="a2273" text:class-names="">Assignment Statements</text:span></text:p>
          </draw:text-box>
          <svg:title/>
          <svg:desc/>
        </draw:frame>
        <draw:frame draw:id="id279" presentation:style-name="a2288" draw:name="Text Placeholder 2" svg:x="0.7874in" svg:y="1.77165in" svg:width="9.44882in" svg:height="3.52835in" presentation:class="outline" presentation:placeholder="false">
          <draw:text-box>
            <text:list text:style-name="a2278">
              <text:list-item>
                <text:p text:style-name="a2277" text:class-names="" text:cond-style-name=""><text:span text:style-name="a2276" text:class-names="">Variables can be reassigned as many times as you want!</text:span></text:p>
              </text:list-item>
            </text:list>
            <text:list text:style-name="a2281">
              <text:list-item>
                <text:p text:style-name="a2280" text:class-names="" text:cond-style-name=""><text:span text:style-name="a2279" text:class-names="">Variables are dynamically typed</text:span></text:p>
              </text:list-item>
            </text:list>
            <text:list text:style-name="a2284">
              <text:list-item>
                <text:list text:style-name="a2284">
                  <text:list-item>
                    <text:p text:style-name="a2283" text:class-names="" text:cond-style-name=""><text:span text:style-name="a2282" text:class-names="">You can store any type of data <text:s text:c="1"/>in a variable</text:span></text:p>
                  </text:list-item>
                </text:list>
              </text:list-item>
            </text:list>
            <text:list text:style-name="a2287">
              <text:list-item>
                <text:list text:style-name="a2287">
                  <text:list-item>
                    <text:p text:style-name="a2286" text:class-names="" text:cond-style-name=""><text:span text:style-name="a2285" text:class-names="">You do not have to declare the type of a variable</text:span></text:p>
                  </text:list-item>
                </text:list>
              </text:list-item>
            </text:list>
          </draw:text-box>
          <svg:title/>
          <svg:desc/>
        </draw:frame>
        <draw:frame draw:id="id283" draw:style-name="a2298" draw:name="TextBox 3" svg:x="1in" svg:y="5.4in" svg:width="4in" svg:height="1.78543in">
          <draw:text-box>
            <text:list text:style-name="a2291">
              <text:list-item>
                <text:p text:style-name="a2290" text:class-names="" text:cond-style-name="" text:id="id280"><text:span text:style-name="a2289" text:class-names="">myVar = 0</text:span></text:p>
              </text:list-item>
            </text:list>
            <text:list text:style-name="a2294">
              <text:list-item>
                <text:p text:style-name="a2293" text:class-names="" text:cond-style-name="" text:id="id281"><text:span text:style-name="a2292" text:class-names="">myVar = 7</text:span></text:p>
              </text:list-item>
            </text:list>
            <text:list text:style-name="a2297">
              <text:list-item>
                <text:p text:style-name="a2296" text:class-names="" text:cond-style-name="" text:id="id282"><text:span text:style-name="a2295" text:class-names="">myVar = myVar + 1</text:span></text:p>
              </text:list-item>
            </text:list>
          </draw:text-box>
          <svg:title/>
          <svg:desc/>
        </draw:frame>
        <draw:frame draw:id="id287" draw:style-name="a2308" draw:name="TextBox 4" svg:x="5.6in" svg:y="5.4in" svg:width="4in" svg:height="1.78543in">
          <draw:text-box>
            <text:list text:style-name="a2301">
              <text:list-item>
                <text:p text:style-name="a2300" text:class-names="" text:cond-style-name="" text:id="id284"><text:span text:style-name="a2299" text:class-names="">alpha = 4</text:span></text:p>
              </text:list-item>
            </text:list>
            <text:list text:style-name="a2304">
              <text:list-item>
                <text:p text:style-name="a2303" text:class-names="" text:cond-style-name="" text:id="id285"><text:span text:style-name="a2302" text:class-names="">alpha = 14.5</text:span></text:p>
              </text:list-item>
            </text:list>
            <text:list text:style-name="a2307">
              <text:list-item>
                <text:p text:style-name="a2306" text:class-names="" text:cond-style-name="" text:id="id286"><text:span text:style-name="a2305" text:class-names="">alpha = “Jack”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329">
          <draw:frame draw:id="id288" draw:style-name="a2312" draw:name="Date Placeholder 2" svg:x="4.68229in" svg:y="0in" svg:width="3.58333in" svg:height="0.58681in">
            <draw:text-box>
              <text:p text:style-name="a2311" text:class-names="" text:cond-style-name=""><text:span text:style-name="a2309" text:class-names=""><text:date text:fixed="false" style:data-style-name="a2310"/></text:span></text:p>
            </draw:text-box>
            <svg:title/>
            <svg:desc/>
          </draw:frame>
          <draw:frame draw:id="id289" draw:style-name="a2315" draw:name="Slide Number Placeholder 12" svg:x="4.67953in" svg:y="11.10827in" svg:width="3.5878in" svg:height="0.58425in">
            <draw:text-box>
              <text:p text:style-name="a2314" text:class-names="" text:cond-style-name=""><text:span text:style-name="a2313" text:class-names=""><text:page-number style:num-format="1" text:fixed="false"/></text:span></text:p>
            </draw:text-box>
            <svg:title/>
            <svg:desc/>
          </draw:frame>
          <draw:frame draw:id="id290" draw:style-name="a2318" draw:name="Slide Number Placeholder 6" svg:x="4.67953in" svg:y="11.10827in" svg:width="3.5878in" svg:height="0.58425in">
            <draw:text-box>
              <text:p text:style-name="a2317" text:class-names="" text:cond-style-name=""><text:span text:style-name="a231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91" presentation:style-name="a2319" draw:name="Slide Image Placeholder 1">
            <svg:title/>
            <svg:desc/>
          </draw:page-thumbnail>
          <draw:frame draw:id="id292" presentation:style-name="a2328" draw:name="Notes Placeholder 2" svg:x="0.82677in" svg:y="5.55394in" svg:width="6.61378in" svg:height="5.26142in" presentation:class="notes" presentation:placeholder="false">
            <draw:text-box>
              <text:p text:style-name="a2321" text:class-names="" text:cond-style-name=""><text:span text:style-name="a2320" text:class-names="">Variables are like a box we can put</text:span></text:p>
              <text:p text:style-name="a2323" text:class-names="" text:cond-style-name=""><text:span text:style-name="a2322" text:class-names="">values in.</text:span></text:p>
              <text:p text:style-name="a2325" text:class-names="" text:cond-style-name=""><text:span text:style-name="a2324" text:class-names="">When a variable changes, the old value</text:span></text:p>
              <text:p text:style-name="a2327" text:class-names="" text:cond-style-name=""><text:span text:style-name="a2326" text:class-names="">is erased and a new one is written in.</text:span></text:p>
            </draw:text-box>
            <svg:title/>
            <svg:desc/>
          </draw:frame>
        </presentation:notes>
      </draw:page>
      <draw:page draw:name="page11" draw:style-name="a2330" draw:master-page-name="Master2-Layout7-blank-Blank" presentation:presentation-page-layout-name="Master2-PPL7" draw:id="Slide-266">
        <draw:frame draw:id="id293" draw:style-name="a2333" draw:name="Date Placeholder 1" svg:x="0.55118in" svg:y="7.5315in" svg:width="2.56811in" svg:height="0.57008in">
          <draw:text-box>
            <text:p text:style-name="a2332" text:class-names="" text:cond-style-name=""><text:span text:style-name="a2331" text:class-names="">CSCI 1410</text:span></text:p>
          </draw:text-box>
          <svg:title/>
          <svg:desc/>
        </draw:frame>
        <draw:frame draw:id="id294" draw:style-name="a2336" draw:name="Footer Placeholder 2" svg:x="3.77008in" svg:y="7.5315in" svg:width="3.49409in" svg:height="0.57008in">
          <draw:text-box>
            <text:p text:style-name="a2335" text:class-names="" text:cond-style-name=""><text:span text:style-name="a2334" text:class-names="">Dr. Salim Lakhani</text:span></text:p>
          </draw:text-box>
          <svg:title/>
          <svg:desc/>
        </draw:frame>
        <draw:frame draw:id="id295" draw:style-name="a2340" draw:name="Slide Number Placeholder 3" svg:x="7.90394in" svg:y="7.5315in" svg:width="2.56811in" svg:height="0.57008in">
          <draw:text-box>
            <text:p text:style-name="a2339" text:class-names="" text:cond-style-name=""><text:span text:style-name="a2337" text:class-names=""><text:page-number style:num-format="1" text:fixed="false"/></text:span><text:span text:style-name="a2338" text:class-names=""><text:s text:c="1"/>/</text:span></text:p>
          </draw:text-box>
          <svg:title/>
          <svg:desc/>
        </draw:frame>
        <draw:frame draw:id="id296" presentation:style-name="a2343" draw:name="Title 1" svg:x="0.7874in" svg:y="0.32913in" svg:width="9.68465in" svg:height="1.38071in" presentation:class="title" presentation:placeholder="false">
          <draw:text-box>
            <text:p text:style-name="a2342" text:class-names="" text:cond-style-name=""><text:span text:style-name="a2341" text:class-names="">Assignment Statements</text:span></text:p>
          </draw:text-box>
          <svg:title/>
          <svg:desc/>
        </draw:frame>
        <draw:frame draw:id="id297" presentation:style-name="a2353" draw:name="Text Placeholder 2" svg:x="0.7874in" svg:y="1.77165in" svg:width="9.44882in" svg:height="5.42835in" presentation:class="outline" presentation:placeholder="false">
          <draw:text-box>
            <text:list text:style-name="a2346">
              <text:list-item>
                <text:p text:style-name="a2345" text:class-names="" text:cond-style-name=""><text:span text:style-name="a2344" text:class-names="">Technically, this model of assignment is simplistic for Python.</text:span></text:p>
              </text:list-item>
            </text:list>
            <text:list text:style-name="a2349">
              <text:list-item>
                <text:p text:style-name="a2348" text:class-names="" text:cond-style-name=""><text:span text:style-name="a2347" text:class-names="">Python doesn't overwrite these memory locations (boxes).</text:span></text:p>
              </text:list-item>
            </text:list>
            <text:list text:style-name="a2352">
              <text:list-item>
                <text:p text:style-name="a2351" text:class-names="" text:cond-style-name=""><text:span text:style-name="a2350" text:class-names="">Assigning a variable is more like putting a “sticky note” on a value and saying, “this is x”.</text:span></text:p>
              </text:list-item>
            </text:list>
          </draw:text-box>
          <svg:title/>
          <svg:desc/>
        </draw:frame>
        <presentation:notes draw:style-name="a2366">
          <draw:frame draw:id="id298" draw:style-name="a2357" draw:name="Date Placeholder 2" svg:x="4.68229in" svg:y="0in" svg:width="3.58333in" svg:height="0.58681in">
            <draw:text-box>
              <text:p text:style-name="a2356" text:class-names="" text:cond-style-name=""><text:span text:style-name="a2354" text:class-names=""><text:date text:fixed="false" style:data-style-name="a2355"/></text:span></text:p>
            </draw:text-box>
            <svg:title/>
            <svg:desc/>
          </draw:frame>
          <draw:frame draw:id="id299" draw:style-name="a2360" draw:name="Slide Number Placeholder 12" svg:x="4.67953in" svg:y="11.10827in" svg:width="3.5878in" svg:height="0.58425in">
            <draw:text-box>
              <text:p text:style-name="a2359" text:class-names="" text:cond-style-name=""><text:span text:style-name="a2358" text:class-names=""><text:page-number style:num-format="1" text:fixed="false"/></text:span></text:p>
            </draw:text-box>
            <svg:title/>
            <svg:desc/>
          </draw:frame>
          <draw:frame draw:id="id300" draw:style-name="a2363" draw:name="Slide Number Placeholder 6" svg:x="4.67953in" svg:y="11.10827in" svg:width="3.5878in" svg:height="0.58425in">
            <draw:text-box>
              <text:p text:style-name="a2362" text:class-names="" text:cond-style-name=""><text:span text:style-name="a236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301" presentation:style-name="a2364" draw:name="Slide Image Placeholder 1">
            <svg:title/>
            <svg:desc/>
          </draw:page-thumbnail>
          <draw:frame draw:id="id302" presentation:style-name="a23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367" draw:master-page-name="Master2-Layout7-blank-Blank" presentation:presentation-page-layout-name="Master2-PPL7" draw:id="Slide-267">
        <draw:frame draw:id="id303" draw:style-name="a2370" draw:name="Date Placeholder 1" svg:x="0.55118in" svg:y="7.5315in" svg:width="2.56811in" svg:height="0.57008in">
          <draw:text-box>
            <text:p text:style-name="a2369" text:class-names="" text:cond-style-name=""><text:span text:style-name="a2368" text:class-names="">CSCI 1410</text:span></text:p>
          </draw:text-box>
          <svg:title/>
          <svg:desc/>
        </draw:frame>
        <draw:frame draw:id="id304" draw:style-name="a2373" draw:name="Footer Placeholder 2" svg:x="3.77008in" svg:y="7.5315in" svg:width="3.49409in" svg:height="0.57008in">
          <draw:text-box>
            <text:p text:style-name="a2372" text:class-names="" text:cond-style-name=""><text:span text:style-name="a2371" text:class-names="">Dr. Salim Lakhani</text:span></text:p>
          </draw:text-box>
          <svg:title/>
          <svg:desc/>
        </draw:frame>
        <draw:frame draw:id="id305" draw:style-name="a2377" draw:name="Slide Number Placeholder 3" svg:x="7.90394in" svg:y="7.5315in" svg:width="2.56811in" svg:height="0.57008in">
          <draw:text-box>
            <text:p text:style-name="a2376" text:class-names="" text:cond-style-name=""><text:span text:style-name="a2374" text:class-names=""><text:page-number style:num-format="1" text:fixed="false"/></text:span><text:span text:style-name="a2375" text:class-names=""><text:s text:c="1"/>/</text:span></text:p>
          </draw:text-box>
          <svg:title/>
          <svg:desc/>
        </draw:frame>
        <draw:frame draw:id="id306" presentation:style-name="a2380" draw:name="Title 1" svg:x="0.7874in" svg:y="0.32913in" svg:width="9.68465in" svg:height="1.38071in" presentation:class="title" presentation:placeholder="false">
          <draw:text-box>
            <text:p text:style-name="a2379" text:class-names="" text:cond-style-name=""><text:span text:style-name="a2378" text:class-names="">Assigning Input</text:span></text:p>
          </draw:text-box>
          <svg:title/>
          <svg:desc/>
        </draw:frame>
        <draw:frame draw:id="id307" presentation:style-name="a2408" draw:name="Text Placeholder 2" svg:x="0.7874in" svg:y="1.77165in" svg:width="9.44882in" svg:height="5.42835in" presentation:class="outline" presentation:placeholder="false">
          <draw:text-box>
            <text:list text:style-name="a2383">
              <text:list-item>
                <text:p text:style-name="a2382" text:class-names="" text:cond-style-name=""><text:span text:style-name="a2381" text:class-names="">Use input function</text:span></text:p>
              </text:list-item>
            </text:list>
            <text:list text:style-name="a2386">
              <text:list-item>
                <text:p text:style-name="a2385" text:class-names="" text:cond-style-name=""><text:span text:style-name="a2384" text:class-names="">Syntax</text:span></text:p>
              </text:list-item>
            </text:list>
            <text:list text:style-name="a2389">
              <text:list-item>
                <text:list text:style-name="a2389">
                  <text:list-item>
                    <text:p text:style-name="a2388" text:class-names="" text:cond-style-name=""><text:span text:style-name="a2387" text:class-names="">input (&lt;prompt&gt;)</text:span></text:p>
                  </text:list-item>
                </text:list>
              </text:list-item>
            </text:list>
            <text:list text:style-name="a2392">
              <text:list-item>
                <text:p text:style-name="a2391" text:class-names="" text:cond-style-name=""><text:span text:style-name="a2390" text:class-names="">Semantics</text:span></text:p>
              </text:list-item>
            </text:list>
            <text:list text:style-name="a2395">
              <text:list-item>
                <text:list text:style-name="a2395">
                  <text:list-item>
                    <text:p text:style-name="a2394" text:class-names="" text:cond-style-name=""><text:span text:style-name="a2393" text:class-names="">Prompt the user for an input</text:span></text:p>
                  </text:list-item>
                </text:list>
              </text:list-item>
            </text:list>
            <text:list text:style-name="a2398">
              <text:list-item>
                <text:list text:style-name="a2398">
                  <text:list-item>
                    <text:p text:style-name="a2397" text:class-names="" text:cond-style-name=""><text:span text:style-name="a2396" text:class-names="">Wait for the user to enter a value and press enter</text:span></text:p>
                  </text:list-item>
                </text:list>
              </text:list-item>
            </text:list>
            <text:list text:style-name="a2401">
              <text:list-item>
                <text:list text:style-name="a2401">
                  <text:list-item>
                    <text:p text:style-name="a2400" text:class-names="" text:cond-style-name=""><text:span text:style-name="a2399" text:class-names="">It is called blocking statement</text:span></text:p>
                  </text:list-item>
                </text:list>
              </text:list-item>
            </text:list>
            <text:list text:style-name="a2404">
              <text:list-item>
                <text:list text:style-name="a2404">
                  <text:list-item>
                    <text:p text:style-name="a2403" text:class-names="" text:cond-style-name=""><text:span text:style-name="a2402" text:class-names="">Read the input</text:span></text:p>
                  </text:list-item>
                </text:list>
              </text:list-item>
            </text:list>
            <text:list text:style-name="a2407">
              <text:list-item>
                <text:list text:style-name="a2407">
                  <text:list-item>
                    <text:p text:style-name="a2406" text:class-names="" text:cond-style-name=""><text:span text:style-name="a2405" text:class-names="">All input is treated as string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21">
          <draw:frame draw:id="id308" draw:style-name="a2412" draw:name="Date Placeholder 2" svg:x="4.68229in" svg:y="0in" svg:width="3.58333in" svg:height="0.58681in">
            <draw:text-box>
              <text:p text:style-name="a2411" text:class-names="" text:cond-style-name=""><text:span text:style-name="a2409" text:class-names=""><text:date text:fixed="false" style:data-style-name="a2410"/></text:span></text:p>
            </draw:text-box>
            <svg:title/>
            <svg:desc/>
          </draw:frame>
          <draw:frame draw:id="id309" draw:style-name="a2415" draw:name="Slide Number Placeholder 12" svg:x="4.67953in" svg:y="11.10827in" svg:width="3.5878in" svg:height="0.58425in">
            <draw:text-box>
              <text:p text:style-name="a2414" text:class-names="" text:cond-style-name=""><text:span text:style-name="a2413" text:class-names=""><text:page-number style:num-format="1" text:fixed="false"/></text:span></text:p>
            </draw:text-box>
            <svg:title/>
            <svg:desc/>
          </draw:frame>
          <draw:frame draw:id="id310" draw:style-name="a2418" draw:name="Slide Number Placeholder 6" svg:x="4.67953in" svg:y="11.10827in" svg:width="3.5878in" svg:height="0.58425in">
            <draw:text-box>
              <text:p text:style-name="a2417" text:class-names="" text:cond-style-name=""><text:span text:style-name="a241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311" presentation:style-name="a2419" draw:name="Slide Image Placeholder 1">
            <svg:title/>
            <svg:desc/>
          </draw:page-thumbnail>
          <draw:frame draw:id="id312" presentation:style-name="a24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422" draw:master-page-name="Master2-Layout7-blank-Blank" presentation:presentation-page-layout-name="Master2-PPL7" draw:id="Slide-268">
        <draw:frame draw:id="id313" draw:style-name="a2425" draw:name="Date Placeholder 1" svg:x="0.55118in" svg:y="7.5315in" svg:width="2.56811in" svg:height="0.57008in">
          <draw:text-box>
            <text:p text:style-name="a2424" text:class-names="" text:cond-style-name=""><text:span text:style-name="a2423" text:class-names="">CSCI 1410</text:span></text:p>
          </draw:text-box>
          <svg:title/>
          <svg:desc/>
        </draw:frame>
        <draw:frame draw:id="id314" draw:style-name="a2428" draw:name="Footer Placeholder 2" svg:x="3.77008in" svg:y="7.5315in" svg:width="3.49409in" svg:height="0.57008in">
          <draw:text-box>
            <text:p text:style-name="a2427" text:class-names="" text:cond-style-name=""><text:span text:style-name="a2426" text:class-names="">Dr. Salim Lakhani</text:span></text:p>
          </draw:text-box>
          <svg:title/>
          <svg:desc/>
        </draw:frame>
        <draw:frame draw:id="id315" draw:style-name="a2432" draw:name="Slide Number Placeholder 3" svg:x="7.90394in" svg:y="7.5315in" svg:width="2.56811in" svg:height="0.57008in">
          <draw:text-box>
            <text:p text:style-name="a2431" text:class-names="" text:cond-style-name=""><text:span text:style-name="a2429" text:class-names=""><text:page-number style:num-format="1" text:fixed="false"/></text:span><text:span text:style-name="a2430" text:class-names=""><text:s text:c="1"/>/</text:span></text:p>
          </draw:text-box>
          <svg:title/>
          <svg:desc/>
        </draw:frame>
        <draw:frame draw:id="id316" presentation:style-name="a2435" draw:name="Title 1" svg:x="0.7874in" svg:y="0.32913in" svg:width="9.68465in" svg:height="1.38071in" presentation:class="title" presentation:placeholder="false">
          <draw:text-box>
            <text:p text:style-name="a2434" text:class-names="" text:cond-style-name=""><text:span text:style-name="a2433" text:class-names="">eval Function</text:span></text:p>
          </draw:text-box>
          <svg:title/>
          <svg:desc/>
        </draw:frame>
        <draw:frame draw:id="id317" presentation:style-name="a2463" draw:name="Text Placeholder 2" svg:x="0.7874in" svg:y="1.77165in" svg:width="9.44882in" svg:height="5.42835in" presentation:class="outline" presentation:placeholder="false">
          <draw:text-box>
            <text:list text:style-name="a2438">
              <text:list-item>
                <text:p text:style-name="a2437" text:class-names="" text:cond-style-name=""><text:span text:style-name="a2436" text:class-names="">What if input is a numerical value</text:span></text:p>
              </text:list-item>
            </text:list>
            <text:list text:style-name="a2441">
              <text:list-item>
                <text:p text:style-name="a2440" text:class-names="" text:cond-style-name=""><text:span text:style-name="a2439" text:class-names="">We can use eval(evaluated) function</text:span></text:p>
              </text:list-item>
            </text:list>
            <text:list text:style-name="a2444">
              <text:list-item>
                <text:p text:style-name="a2443" text:class-names="" text:cond-style-name=""><text:span text:style-name="a2442" text:class-names="">Syntax</text:span></text:p>
              </text:list-item>
            </text:list>
            <text:list text:style-name="a2447">
              <text:list-item>
                <text:list text:style-name="a2447">
                  <text:list-item>
                    <text:p text:style-name="a2446" text:class-names="" text:cond-style-name=""><text:span text:style-name="a2445" text:class-names="">eval (expression)</text:span></text:p>
                  </text:list-item>
                </text:list>
              </text:list-item>
            </text:list>
            <text:list text:style-name="a2450">
              <text:list-item>
                <text:p text:style-name="a2449" text:class-names="" text:cond-style-name=""><text:span text:style-name="a2448" text:class-names="">Semantics</text:span></text:p>
              </text:list-item>
            </text:list>
            <text:list text:style-name="a2453">
              <text:list-item>
                <text:list text:style-name="a2453">
                  <text:list-item>
                    <text:p text:style-name="a2452" text:class-names="" text:cond-style-name=""><text:span text:style-name="a2451" text:class-names="">Evaluate the expression and return the result</text:span></text:p>
                  </text:list-item>
                </text:list>
              </text:list-item>
            </text:list>
            <text:list text:style-name="a2456">
              <text:list-item>
                <text:list text:style-name="a2456">
                  <text:list-item>
                    <text:p text:style-name="a2455" text:class-names="" text:cond-style-name=""><text:span text:style-name="a2454" text:class-names="">Expression must be a string</text:span></text:p>
                  </text:list-item>
                </text:list>
              </text:list-item>
            </text:list>
            <text:list text:style-name="a2459">
              <text:list-item>
                <text:p text:style-name="a2458" text:class-names="" text:cond-style-name=""><text:span text:style-name="a2457" text:class-names="">Example: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60" text:class-names="">eval (‘4’)   eval (‘4 + 5’)   eval (‘4 + x’)</text:span></text:p>
              </text:list-item>
            </text:list>
          </draw:text-box>
          <svg:title/>
          <svg:desc/>
        </draw:frame>
        <presentation:notes draw:style-name="a2476">
          <draw:frame draw:id="id318" draw:style-name="a2467" draw:name="Date Placeholder 2" svg:x="4.68229in" svg:y="0in" svg:width="3.58333in" svg:height="0.58681in">
            <draw:text-box>
              <text:p text:style-name="a2466" text:class-names="" text:cond-style-name=""><text:span text:style-name="a2464" text:class-names=""><text:date text:fixed="false" style:data-style-name="a2465"/></text:span></text:p>
            </draw:text-box>
            <svg:title/>
            <svg:desc/>
          </draw:frame>
          <draw:frame draw:id="id319" draw:style-name="a2470" draw:name="Slide Number Placeholder 12" svg:x="4.67953in" svg:y="11.10827in" svg:width="3.5878in" svg:height="0.58425in">
            <draw:text-box>
              <text:p text:style-name="a2469" text:class-names="" text:cond-style-name=""><text:span text:style-name="a2468" text:class-names=""><text:page-number style:num-format="1" text:fixed="false"/></text:span></text:p>
            </draw:text-box>
            <svg:title/>
            <svg:desc/>
          </draw:frame>
          <draw:frame draw:id="id320" draw:style-name="a2473" draw:name="Slide Number Placeholder 6" svg:x="4.67953in" svg:y="11.10827in" svg:width="3.5878in" svg:height="0.58425in">
            <draw:text-box>
              <text:p text:style-name="a2472" text:class-names="" text:cond-style-name=""><text:span text:style-name="a247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21" presentation:style-name="a2474" draw:name="Slide Image Placeholder 1">
            <svg:title/>
            <svg:desc/>
          </draw:page-thumbnail>
          <draw:frame draw:id="id322" presentation:style-name="a24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477" draw:master-page-name="Master2-Layout7-blank-Blank" presentation:presentation-page-layout-name="Master2-PPL7" draw:id="Slide-269">
        <draw:frame draw:id="id323" draw:style-name="a2480" draw:name="Date Placeholder 1" svg:x="0.55118in" svg:y="7.5315in" svg:width="2.56811in" svg:height="0.57008in">
          <draw:text-box>
            <text:p text:style-name="a2479" text:class-names="" text:cond-style-name=""><text:span text:style-name="a2478" text:class-names="">CSCI 1410</text:span></text:p>
          </draw:text-box>
          <svg:title/>
          <svg:desc/>
        </draw:frame>
        <draw:frame draw:id="id324" draw:style-name="a2483" draw:name="Footer Placeholder 2" svg:x="3.77008in" svg:y="7.5315in" svg:width="3.49409in" svg:height="0.57008in">
          <draw:text-box>
            <text:p text:style-name="a2482" text:class-names="" text:cond-style-name=""><text:span text:style-name="a2481" text:class-names="">Dr. Salim Lakhani</text:span></text:p>
          </draw:text-box>
          <svg:title/>
          <svg:desc/>
        </draw:frame>
        <draw:frame draw:id="id325" draw:style-name="a2487" draw:name="Slide Number Placeholder 3" svg:x="7.90394in" svg:y="7.5315in" svg:width="2.56811in" svg:height="0.57008in">
          <draw:text-box>
            <text:p text:style-name="a2486" text:class-names="" text:cond-style-name=""><text:span text:style-name="a2484" text:class-names=""><text:page-number style:num-format="1" text:fixed="false"/></text:span><text:span text:style-name="a2485" text:class-names=""><text:s text:c="1"/>/</text:span></text:p>
          </draw:text-box>
          <svg:title/>
          <svg:desc/>
        </draw:frame>
        <draw:frame draw:id="id326" presentation:style-name="a2490" draw:name="Title 1" svg:x="0.7874in" svg:y="0.32913in" svg:width="9.68465in" svg:height="1.38071in" presentation:class="title" presentation:placeholder="false">
          <draw:text-box>
            <text:p text:style-name="a2489" text:class-names="" text:cond-style-name=""><text:span text:style-name="a2488" text:class-names="">eval Function</text:span></text:p>
          </draw:text-box>
          <svg:title/>
          <svg:desc/>
        </draw:frame>
        <draw:frame draw:id="id327" presentation:style-name="a2501" draw:name="Text Placeholder 2" svg:x="0.7874in" svg:y="1.77165in" svg:width="9.44882in" svg:height="5.42835in" presentation:class="outline" presentation:placeholder="false">
          <draw:text-box>
            <text:list text:style-name="a2494">
              <text:list-item>
                <text:p text:style-name="a2493" text:class-names="" text:cond-style-name=""><text:span text:style-name="a2491" text:class-names="">Beware</text:span><text:span text:style-name="a2492" text:class-names="">: the eval function is very powerful and potentially dangerous!</text:span></text:p>
              </text:list-item>
            </text:list>
            <text:list text:style-name="a2497">
              <text:list-item>
                <text:p text:style-name="a2496" text:class-names="" text:cond-style-name=""><text:span text:style-name="a2495" text:class-names="">When we evaluate user input, we allow the user to enter a portion of program, which Python will then evaluate.</text:span></text:p>
              </text:list-item>
            </text:list>
            <text:list text:style-name="a2500">
              <text:list-item>
                <text:p text:style-name="a2499" text:class-names="" text:cond-style-name=""><text:span text:style-name="a2498" text:class-names=""/></text:p>
              </text:list-item>
            </text:list>
          </draw:text-box>
          <svg:title/>
          <svg:desc/>
        </draw:frame>
        <presentation:notes draw:style-name="a2514">
          <draw:frame draw:id="id328" draw:style-name="a2505" draw:name="Date Placeholder 2" svg:x="4.68229in" svg:y="0in" svg:width="3.58333in" svg:height="0.58681in">
            <draw:text-box>
              <text:p text:style-name="a2504" text:class-names="" text:cond-style-name=""><text:span text:style-name="a2502" text:class-names=""><text:date text:fixed="false" style:data-style-name="a2503"/></text:span></text:p>
            </draw:text-box>
            <svg:title/>
            <svg:desc/>
          </draw:frame>
          <draw:frame draw:id="id329" draw:style-name="a2508" draw:name="Slide Number Placeholder 12" svg:x="4.67953in" svg:y="11.10827in" svg:width="3.5878in" svg:height="0.58425in">
            <draw:text-box>
              <text:p text:style-name="a2507" text:class-names="" text:cond-style-name=""><text:span text:style-name="a2506" text:class-names=""><text:page-number style:num-format="1" text:fixed="false"/></text:span></text:p>
            </draw:text-box>
            <svg:title/>
            <svg:desc/>
          </draw:frame>
          <draw:frame draw:id="id330" draw:style-name="a2511" draw:name="Slide Number Placeholder 6" svg:x="4.67953in" svg:y="11.10827in" svg:width="3.5878in" svg:height="0.58425in">
            <draw:text-box>
              <text:p text:style-name="a2510" text:class-names="" text:cond-style-name=""><text:span text:style-name="a2509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31" presentation:style-name="a2512" draw:name="Slide Image Placeholder 1">
            <svg:title/>
            <svg:desc/>
          </draw:page-thumbnail>
          <draw:frame draw:id="id332" presentation:style-name="a25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515" draw:master-page-name="Master2-Layout7-blank-Blank" presentation:presentation-page-layout-name="Master2-PPL7" draw:id="Slide-270">
        <draw:frame draw:id="id333" draw:style-name="a2518" draw:name="Date Placeholder 1" svg:x="0.55118in" svg:y="7.5315in" svg:width="2.56811in" svg:height="0.57008in">
          <draw:text-box>
            <text:p text:style-name="a2517" text:class-names="" text:cond-style-name=""><text:span text:style-name="a2516" text:class-names="">CSCI 1410</text:span></text:p>
          </draw:text-box>
          <svg:title/>
          <svg:desc/>
        </draw:frame>
        <draw:frame draw:id="id334" draw:style-name="a2521" draw:name="Footer Placeholder 2" svg:x="3.77008in" svg:y="7.5315in" svg:width="3.49409in" svg:height="0.57008in">
          <draw:text-box>
            <text:p text:style-name="a2520" text:class-names="" text:cond-style-name=""><text:span text:style-name="a2519" text:class-names="">Dr. Salim Lakhani</text:span></text:p>
          </draw:text-box>
          <svg:title/>
          <svg:desc/>
        </draw:frame>
        <draw:frame draw:id="id335" draw:style-name="a2525" draw:name="Slide Number Placeholder 3" svg:x="7.90394in" svg:y="7.5315in" svg:width="2.56811in" svg:height="0.57008in">
          <draw:text-box>
            <text:p text:style-name="a2524" text:class-names="" text:cond-style-name=""><text:span text:style-name="a2522" text:class-names=""><text:page-number style:num-format="1" text:fixed="false"/></text:span><text:span text:style-name="a2523" text:class-names=""><text:s text:c="1"/>/</text:span></text:p>
          </draw:text-box>
          <svg:title/>
          <svg:desc/>
        </draw:frame>
        <draw:frame draw:id="id336" presentation:style-name="a2528" draw:name="Title 1" svg:x="0.7874in" svg:y="0.32913in" svg:width="9.68465in" svg:height="1.38071in" presentation:class="title" presentation:placeholder="false">
          <draw:text-box>
            <text:p text:style-name="a2527" text:class-names="" text:cond-style-name=""><text:span text:style-name="a2526" text:class-names="">eval Function</text:span></text:p>
          </draw:text-box>
          <svg:title/>
          <svg:desc/>
        </draw:frame>
        <draw:frame draw:id="id337" presentation:style-name="a2538" draw:name="Text Placeholder 2" svg:x="0.7874in" svg:y="1.77165in" svg:width="9.44882in" svg:height="5.42835in" presentation:class="outline" presentation:placeholder="false">
          <draw:text-box>
            <text:list text:style-name="a2531">
              <text:list-item>
                <text:p text:style-name="a2530" text:class-names="" text:cond-style-name=""><text:span text:style-name="a2529" text:class-names="">Someone who knows Python could exploit this ability and enter malicious instructions, e.g. capture private information or delete files on the computer.</text:span></text:p>
              </text:list-item>
            </text:list>
            <text:list text:style-name="a2534">
              <text:list-item>
                <text:p text:style-name="a2533" text:class-names="" text:cond-style-name=""><text:span text:style-name="a2532" text:class-names="">This is called a code injection attack, because an attacker is injecting malicious code into the running program.</text:span></text:p>
              </text:list-item>
            </text:list>
            <text:list text:style-name="a2537">
              <text:list-item>
                <text:p text:style-name="a2536" text:class-names="" text:cond-style-name=""><text:span text:style-name="a2535" text:class-names="">More about this later in the course!</text:span></text:p>
              </text:list-item>
            </text:list>
          </draw:text-box>
          <svg:title/>
          <svg:desc/>
        </draw:frame>
        <presentation:notes draw:style-name="a2551">
          <draw:frame draw:id="id338" draw:style-name="a2542" draw:name="Date Placeholder 2" svg:x="4.68229in" svg:y="0in" svg:width="3.58333in" svg:height="0.58681in">
            <draw:text-box>
              <text:p text:style-name="a2541" text:class-names="" text:cond-style-name=""><text:span text:style-name="a2539" text:class-names=""><text:date text:fixed="false" style:data-style-name="a2540"/></text:span></text:p>
            </draw:text-box>
            <svg:title/>
            <svg:desc/>
          </draw:frame>
          <draw:frame draw:id="id339" draw:style-name="a2545" draw:name="Slide Number Placeholder 12" svg:x="4.67953in" svg:y="11.10827in" svg:width="3.5878in" svg:height="0.58425in">
            <draw:text-box>
              <text:p text:style-name="a2544" text:class-names="" text:cond-style-name=""><text:span text:style-name="a2543" text:class-names=""><text:page-number style:num-format="1" text:fixed="false"/></text:span></text:p>
            </draw:text-box>
            <svg:title/>
            <svg:desc/>
          </draw:frame>
          <draw:frame draw:id="id340" draw:style-name="a2548" draw:name="Slide Number Placeholder 6" svg:x="4.67953in" svg:y="11.10827in" svg:width="3.5878in" svg:height="0.58425in">
            <draw:text-box>
              <text:p text:style-name="a2547" text:class-names="" text:cond-style-name=""><text:span text:style-name="a254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41" presentation:style-name="a2549" draw:name="Slide Image Placeholder 1">
            <svg:title/>
            <svg:desc/>
          </draw:page-thumbnail>
          <draw:frame draw:id="id342" presentation:style-name="a25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552" draw:master-page-name="Master2-Layout7-blank-Blank" presentation:presentation-page-layout-name="Master2-PPL7" draw:id="Slide-271">
        <draw:frame draw:id="id343" draw:style-name="a2555" draw:name="Date Placeholder 1" svg:x="0.55118in" svg:y="7.5315in" svg:width="2.56811in" svg:height="0.57008in">
          <draw:text-box>
            <text:p text:style-name="a2554" text:class-names="" text:cond-style-name=""><text:span text:style-name="a2553" text:class-names="">CSCI 1410</text:span></text:p>
          </draw:text-box>
          <svg:title/>
          <svg:desc/>
        </draw:frame>
        <draw:frame draw:id="id344" draw:style-name="a2558" draw:name="Footer Placeholder 2" svg:x="3.77008in" svg:y="7.5315in" svg:width="3.49409in" svg:height="0.57008in">
          <draw:text-box>
            <text:p text:style-name="a2557" text:class-names="" text:cond-style-name=""><text:span text:style-name="a2556" text:class-names="">Dr. Salim Lakhani</text:span></text:p>
          </draw:text-box>
          <svg:title/>
          <svg:desc/>
        </draw:frame>
        <draw:frame draw:id="id345" draw:style-name="a2562" draw:name="Slide Number Placeholder 3" svg:x="7.90394in" svg:y="7.5315in" svg:width="2.56811in" svg:height="0.57008in">
          <draw:text-box>
            <text:p text:style-name="a2561" text:class-names="" text:cond-style-name=""><text:span text:style-name="a2559" text:class-names=""><text:page-number style:num-format="1" text:fixed="false"/></text:span><text:span text:style-name="a2560" text:class-names=""><text:s text:c="1"/>/</text:span></text:p>
          </draw:text-box>
          <svg:title/>
          <svg:desc/>
        </draw:frame>
        <draw:frame draw:id="id346" presentation:style-name="a2565" draw:name="Title 1" svg:x="0.7874in" svg:y="0.18583in" svg:width="9.68465in" svg:height="1.66732in" presentation:class="title" presentation:placeholder="false">
          <draw:text-box>
            <text:p text:style-name="a2564" text:class-names="" text:cond-style-name=""><text:span text:style-name="a2563" text:class-names="">eval Function and input Function</text:span></text:p>
          </draw:text-box>
          <svg:title/>
          <svg:desc/>
        </draw:frame>
        <draw:frame draw:id="id347" presentation:style-name="a2584" draw:name="Text Placeholder 2" svg:x="0.7874in" svg:y="1.77165in" svg:width="9.44882in" svg:height="5.42835in" presentation:class="outline" presentation:placeholder="false">
          <draw:text-box>
            <text:list text:style-name="a2568">
              <text:list-item>
                <text:p text:style-name="a2567" text:class-names="" text:cond-style-name=""><text:span text:style-name="a2566" text:class-names="">If expected input is numerical</text:span></text:p>
              </text:list-item>
            </text:list>
            <text:list text:style-name="a2571">
              <text:list-item>
                <text:list text:style-name="a2571">
                  <text:list-item>
                    <text:p text:style-name="a2570" text:class-names="" text:cond-style-name=""><text:span text:style-name="a2569" text:class-names="">We can wrap our input function inside an eval function</text:span></text:p>
                  </text:list-item>
                </text:list>
              </text:list-item>
            </text:list>
            <text:list text:style-name="a2574">
              <text:list-item>
                <text:p text:style-name="a2573" text:class-names="" text:cond-style-name=""><text:span text:style-name="a2572" text:class-names="">eval (input(&lt;prompt&gt;))</text:span></text:p>
              </text:list-item>
            </text:list>
            <text:list text:style-name="a2577">
              <text:list-item>
                <text:p text:style-name="a2576" text:class-names="" text:cond-style-name=""><text:span text:style-name="a2575" text:class-names="">input and eval function will return the result of evaluating an expression</text:span></text:p>
              </text:list-item>
            </text:list>
            <text:list text:style-name="a2580">
              <text:list-item>
                <text:p text:style-name="a2579" text:class-names="" text:cond-style-name=""><text:span text:style-name="a2578" text:class-names="">We need to make sure we use assignment operator to save the value</text:span></text:p>
              </text:list-item>
            </text:list>
            <text:list text:style-name="a2583">
              <text:list-item>
                <text:p text:style-name="a2582" text:class-names="" text:cond-style-name=""><text:span text:style-name="a2581" text:class-names="">variable = eval (input(&lt;prompt&gt;))</text:span></text:p>
              </text:list-item>
            </text:list>
          </draw:text-box>
          <svg:title/>
          <svg:desc/>
        </draw:frame>
        <presentation:notes draw:style-name="a2597">
          <draw:frame draw:id="id348" draw:style-name="a2588" draw:name="Date Placeholder 2" svg:x="4.68229in" svg:y="0in" svg:width="3.58333in" svg:height="0.58681in">
            <draw:text-box>
              <text:p text:style-name="a2587" text:class-names="" text:cond-style-name=""><text:span text:style-name="a2585" text:class-names=""><text:date text:fixed="false" style:data-style-name="a2586"/></text:span></text:p>
            </draw:text-box>
            <svg:title/>
            <svg:desc/>
          </draw:frame>
          <draw:frame draw:id="id349" draw:style-name="a2591" draw:name="Slide Number Placeholder 12" svg:x="4.67953in" svg:y="11.10827in" svg:width="3.5878in" svg:height="0.58425in">
            <draw:text-box>
              <text:p text:style-name="a2590" text:class-names="" text:cond-style-name=""><text:span text:style-name="a2589" text:class-names=""><text:page-number style:num-format="1" text:fixed="false"/></text:span></text:p>
            </draw:text-box>
            <svg:title/>
            <svg:desc/>
          </draw:frame>
          <draw:frame draw:id="id350" draw:style-name="a2594" draw:name="Slide Number Placeholder 6" svg:x="4.67953in" svg:y="11.10827in" svg:width="3.5878in" svg:height="0.58425in">
            <draw:text-box>
              <text:p text:style-name="a2593" text:class-names="" text:cond-style-name=""><text:span text:style-name="a2592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51" presentation:style-name="a2595" draw:name="Slide Image Placeholder 1">
            <svg:title/>
            <svg:desc/>
          </draw:page-thumbnail>
          <draw:frame draw:id="id352" presentation:style-name="a25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598" draw:master-page-name="Master2-Layout7-blank-Blank" presentation:presentation-page-layout-name="Master2-PPL7" draw:id="Slide-272">
        <draw:frame draw:id="id353" draw:style-name="a2601" draw:name="Date Placeholder 1" svg:x="0.55118in" svg:y="7.5315in" svg:width="2.56811in" svg:height="0.57008in">
          <draw:text-box>
            <text:p text:style-name="a2600" text:class-names="" text:cond-style-name=""><text:span text:style-name="a2599" text:class-names="">CSCI 1410</text:span></text:p>
          </draw:text-box>
          <svg:title/>
          <svg:desc/>
        </draw:frame>
        <draw:frame draw:id="id354" draw:style-name="a2604" draw:name="Footer Placeholder 2" svg:x="3.77008in" svg:y="7.5315in" svg:width="3.49409in" svg:height="0.57008in">
          <draw:text-box>
            <text:p text:style-name="a2603" text:class-names="" text:cond-style-name=""><text:span text:style-name="a2602" text:class-names="">Dr. Salim Lakhani</text:span></text:p>
          </draw:text-box>
          <svg:title/>
          <svg:desc/>
        </draw:frame>
        <draw:frame draw:id="id355" draw:style-name="a2608" draw:name="Slide Number Placeholder 3" svg:x="7.90394in" svg:y="7.5315in" svg:width="2.56811in" svg:height="0.57008in">
          <draw:text-box>
            <text:p text:style-name="a2607" text:class-names="" text:cond-style-name=""><text:span text:style-name="a2605" text:class-names=""><text:page-number style:num-format="1" text:fixed="false"/></text:span><text:span text:style-name="a2606" text:class-names=""><text:s text:c="1"/>/</text:span></text:p>
          </draw:text-box>
          <svg:title/>
          <svg:desc/>
        </draw:frame>
        <draw:frame draw:id="id356" presentation:style-name="a2611" draw:name="Title 1" svg:x="0.7874in" svg:y="0.32913in" svg:width="9.68465in" svg:height="1.38071in" presentation:class="title" presentation:placeholder="false">
          <draw:text-box>
            <text:p text:style-name="a2610" text:class-names="" text:cond-style-name=""><text:span text:style-name="a2609" text:class-names="">Simultaneous Assignment</text:span></text:p>
          </draw:text-box>
          <svg:title/>
          <svg:desc/>
        </draw:frame>
        <draw:frame draw:id="id357" presentation:style-name="a2621" draw:name="Text Placeholder 2" svg:x="0.7874in" svg:y="1.77165in" svg:width="9.44882in" svg:height="5.42835in" presentation:class="outline" presentation:placeholder="false">
          <draw:text-box>
            <text:list text:style-name="a2614">
              <text:list-item>
                <text:p text:style-name="a2613" text:class-names="" text:cond-style-name=""><text:span text:style-name="a2612" text:class-names="">Several expression can be calculated at the same time and assigned to variables</text:span></text:p>
              </text:list-item>
            </text:list>
            <text:list text:style-name="a2617">
              <text:list-item>
                <text:p text:style-name="a2616" text:class-names="" text:cond-style-name=""><text:span text:style-name="a2615" text:class-names="">&lt;var&gt;, &lt;var&gt;, … = &lt;expr&gt;, &lt;expr&gt;, …</text:span></text:p>
              </text:list-item>
            </text:list>
            <text:list text:style-name="a2620">
              <text:list-item>
                <text:p text:style-name="a2619" text:class-names="" text:cond-style-name=""><text:span text:style-name="a2618" text:class-names="">Evaluate the expressions in the right side and assign them to the variables on the left side.</text:span></text:p>
              </text:list-item>
            </text:list>
          </draw:text-box>
          <svg:title/>
          <svg:desc/>
        </draw:frame>
        <presentation:notes draw:style-name="a2634">
          <draw:frame draw:id="id358" draw:style-name="a2625" draw:name="Date Placeholder 2" svg:x="4.68229in" svg:y="0in" svg:width="3.58333in" svg:height="0.58681in">
            <draw:text-box>
              <text:p text:style-name="a2624" text:class-names="" text:cond-style-name=""><text:span text:style-name="a2622" text:class-names=""><text:date text:fixed="false" style:data-style-name="a2623"/></text:span></text:p>
            </draw:text-box>
            <svg:title/>
            <svg:desc/>
          </draw:frame>
          <draw:frame draw:id="id359" draw:style-name="a2628" draw:name="Slide Number Placeholder 12" svg:x="4.67953in" svg:y="11.10827in" svg:width="3.5878in" svg:height="0.58425in">
            <draw:text-box>
              <text:p text:style-name="a2627" text:class-names="" text:cond-style-name=""><text:span text:style-name="a2626" text:class-names=""><text:page-number style:num-format="1" text:fixed="false"/></text:span></text:p>
            </draw:text-box>
            <svg:title/>
            <svg:desc/>
          </draw:frame>
          <draw:frame draw:id="id360" draw:style-name="a2631" draw:name="Slide Number Placeholder 6" svg:x="4.67953in" svg:y="11.10827in" svg:width="3.5878in" svg:height="0.58425in">
            <draw:text-box>
              <text:p text:style-name="a2630" text:class-names="" text:cond-style-name=""><text:span text:style-name="a2629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61" presentation:style-name="a2632" draw:name="Slide Image Placeholder 1">
            <svg:title/>
            <svg:desc/>
          </draw:page-thumbnail>
          <draw:frame draw:id="id362" presentation:style-name="a26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635" draw:master-page-name="Master2-Layout7-blank-Blank" presentation:presentation-page-layout-name="Master2-PPL7" draw:id="Slide-273">
        <draw:frame draw:id="id363" draw:style-name="a2638" draw:name="Date Placeholder 1" svg:x="0.55118in" svg:y="7.5315in" svg:width="2.56811in" svg:height="0.57008in">
          <draw:text-box>
            <text:p text:style-name="a2637" text:class-names="" text:cond-style-name=""><text:span text:style-name="a2636" text:class-names="">CSCI 1410</text:span></text:p>
          </draw:text-box>
          <svg:title/>
          <svg:desc/>
        </draw:frame>
        <draw:frame draw:id="id364" draw:style-name="a2641" draw:name="Footer Placeholder 2" svg:x="3.77008in" svg:y="7.5315in" svg:width="3.49409in" svg:height="0.57008in">
          <draw:text-box>
            <text:p text:style-name="a2640" text:class-names="" text:cond-style-name=""><text:span text:style-name="a2639" text:class-names="">Dr. Salim Lakhani</text:span></text:p>
          </draw:text-box>
          <svg:title/>
          <svg:desc/>
        </draw:frame>
        <draw:frame draw:id="id365" draw:style-name="a2645" draw:name="Slide Number Placeholder 3" svg:x="7.90394in" svg:y="7.5315in" svg:width="2.56811in" svg:height="0.57008in">
          <draw:text-box>
            <text:p text:style-name="a2644" text:class-names="" text:cond-style-name=""><text:span text:style-name="a2642" text:class-names=""><text:page-number style:num-format="1" text:fixed="false"/></text:span><text:span text:style-name="a2643" text:class-names=""><text:s text:c="1"/>/</text:span></text:p>
          </draw:text-box>
          <svg:title/>
          <svg:desc/>
        </draw:frame>
        <draw:frame draw:id="id366" presentation:style-name="a2648" draw:name="Title 1" svg:x="0.7874in" svg:y="0.32913in" svg:width="9.68465in" svg:height="1.38071in" presentation:class="title" presentation:placeholder="false">
          <draw:text-box>
            <text:p text:style-name="a2647" text:class-names="" text:cond-style-name=""><text:span text:style-name="a2646" text:class-names="">Simultaneous Assignment</text:span></text:p>
          </draw:text-box>
          <svg:title/>
          <svg:desc/>
        </draw:frame>
        <draw:frame draw:id="id367" presentation:style-name="a2661" draw:name="Text Placeholder 2" svg:x="0.7874in" svg:y="1.77165in" svg:width="9.44882in" svg:height="5.42835in" presentation:class="outline" presentation:placeholder="false">
          <draw:text-box>
            <text:list text:style-name="a2651">
              <text:list-item>
                <text:p text:style-name="a2650" text:class-names="" text:cond-style-name=""><text:span text:style-name="a2649" text:class-names="">Example</text:span></text:p>
              </text:list-item>
            </text:list>
            <text:list text:style-name="a2654">
              <text:list-item>
                <text:p text:style-name="a2653" text:class-names="" text:cond-style-name=""><text:span text:style-name="a2652" text:class-names="">a, b = 4, 5</text:span></text:p>
              </text:list-item>
            </text:list>
            <text:list text:style-name="a2657">
              <text:list-item>
                <text:p text:style-name="a2656" text:class-names="" text:cond-style-name=""><text:span text:style-name="a2655" text:class-names="">sum, diff = x + y, x – y</text:span></text:p>
              </text:list-item>
            </text:list>
            <text:list text:style-name="a2660">
              <text:list-item>
                <text:p text:style-name="a2659" text:class-names="" text:cond-style-name=""><text:span text:style-name="a2658" text:class-names="">x, y = y, x</text:span></text:p>
              </text:list-item>
            </text:list>
          </draw:text-box>
          <svg:title/>
          <svg:desc/>
        </draw:frame>
        <presentation:notes draw:style-name="a2674">
          <draw:frame draw:id="id368" draw:style-name="a2665" draw:name="Date Placeholder 2" svg:x="4.68229in" svg:y="0in" svg:width="3.58333in" svg:height="0.58681in">
            <draw:text-box>
              <text:p text:style-name="a2664" text:class-names="" text:cond-style-name=""><text:span text:style-name="a2662" text:class-names=""><text:date text:fixed="false" style:data-style-name="a2663"/></text:span></text:p>
            </draw:text-box>
            <svg:title/>
            <svg:desc/>
          </draw:frame>
          <draw:frame draw:id="id369" draw:style-name="a2668" draw:name="Slide Number Placeholder 12" svg:x="4.67953in" svg:y="11.10827in" svg:width="3.5878in" svg:height="0.58425in">
            <draw:text-box>
              <text:p text:style-name="a2667" text:class-names="" text:cond-style-name=""><text:span text:style-name="a2666" text:class-names=""><text:page-number style:num-format="1" text:fixed="false"/></text:span></text:p>
            </draw:text-box>
            <svg:title/>
            <svg:desc/>
          </draw:frame>
          <draw:frame draw:id="id370" draw:style-name="a2671" draw:name="Slide Number Placeholder 6" svg:x="4.67953in" svg:y="11.10827in" svg:width="3.5878in" svg:height="0.58425in">
            <draw:text-box>
              <text:p text:style-name="a2670" text:class-names="" text:cond-style-name=""><text:span text:style-name="a266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71" presentation:style-name="a2672" draw:name="Slide Image Placeholder 1">
            <svg:title/>
            <svg:desc/>
          </draw:page-thumbnail>
          <draw:frame draw:id="id372" presentation:style-name="a26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675" draw:master-page-name="Master2-Layout7-blank-Blank" presentation:presentation-page-layout-name="Master2-PPL7" draw:id="Slide-274">
        <draw:frame draw:id="id373" draw:style-name="a2678" draw:name="Date Placeholder 1" svg:x="0.55118in" svg:y="7.5315in" svg:width="2.56811in" svg:height="0.57008in">
          <draw:text-box>
            <text:p text:style-name="a2677" text:class-names="" text:cond-style-name=""><text:span text:style-name="a2676" text:class-names="">CSCI 1410</text:span></text:p>
          </draw:text-box>
          <svg:title/>
          <svg:desc/>
        </draw:frame>
        <draw:frame draw:id="id374" draw:style-name="a2681" draw:name="Footer Placeholder 2" svg:x="3.77008in" svg:y="7.5315in" svg:width="3.49409in" svg:height="0.57008in">
          <draw:text-box>
            <text:p text:style-name="a2680" text:class-names="" text:cond-style-name=""><text:span text:style-name="a2679" text:class-names="">Dr. Salim Lakhani</text:span></text:p>
          </draw:text-box>
          <svg:title/>
          <svg:desc/>
        </draw:frame>
        <draw:frame draw:id="id375" draw:style-name="a2685" draw:name="Slide Number Placeholder 3" svg:x="7.90394in" svg:y="7.5315in" svg:width="2.56811in" svg:height="0.57008in">
          <draw:text-box>
            <text:p text:style-name="a2684" text:class-names="" text:cond-style-name=""><text:span text:style-name="a2682" text:class-names=""><text:page-number style:num-format="1" text:fixed="false"/></text:span><text:span text:style-name="a2683" text:class-names=""><text:s text:c="1"/>/</text:span></text:p>
          </draw:text-box>
          <svg:title/>
          <svg:desc/>
        </draw:frame>
        <draw:frame draw:id="id376" presentation:style-name="a2688" draw:name="Title 1" svg:x="0.7874in" svg:y="0.32913in" svg:width="9.68465in" svg:height="1.38071in" presentation:class="title" presentation:placeholder="false">
          <draw:text-box>
            <text:p text:style-name="a2687" text:class-names="" text:cond-style-name=""><text:span text:style-name="a2686" text:class-names="">Simultaneous Assignment</text:span></text:p>
          </draw:text-box>
          <svg:title/>
          <svg:desc/>
        </draw:frame>
        <draw:frame draw:id="id377" presentation:style-name="a2702" draw:name="Text Placeholder 2" svg:x="0.14859in" svg:y="1.77165in" svg:width="10.85226in" svg:height="5.42835in" presentation:class="outline" presentation:placeholder="false">
          <draw:text-box>
            <text:list text:style-name="a2691">
              <text:list-item>
                <text:p text:style-name="a2690" text:class-names="" text:cond-style-name=""><text:span text:style-name="a2689" text:class-names="">We can use this same idea to input multiple variables from a single input statement!</text:span></text:p>
              </text:list-item>
            </text:list>
            <text:list text:style-name="a2694">
              <text:list-item>
                <text:p text:style-name="a2693" text:class-names="" text:cond-style-name=""><text:span text:style-name="a2692" text:class-names="">Use commas to separate the inputs</text:span></text:p>
              </text:list-item>
            </text:list>
            <text:list text:style-name="a2697">
              <text:list-item>
                <text:p text:style-name="a2696" text:class-names="" text:cond-style-name=""><text:span text:style-name="a2695" text:class-names="">Example</text:span></text:p>
              </text:list-item>
            </text:list>
            <text:list text:style-name="a2701">
              <text:list-item>
                <text:p text:style-name="a2700" text:class-names="" text:cond-style-name=""><text:span text:style-name="a2698" text:class-names="">   <text:s text:c="1"/></text:span><text:span text:style-name="a2699" text:class-names=""> score1, score2 = eval(input("Enter two scores separated by a comma: "))</text:span></text:p>
              </text:list-item>
            </text:list>
          </draw:text-box>
          <svg:title/>
          <svg:desc/>
        </draw:frame>
        <presentation:notes draw:style-name="a2715">
          <draw:frame draw:id="id378" draw:style-name="a2706" draw:name="Date Placeholder 2" svg:x="4.68229in" svg:y="0in" svg:width="3.58333in" svg:height="0.58681in">
            <draw:text-box>
              <text:p text:style-name="a2705" text:class-names="" text:cond-style-name=""><text:span text:style-name="a2703" text:class-names=""><text:date text:fixed="false" style:data-style-name="a2704"/></text:span></text:p>
            </draw:text-box>
            <svg:title/>
            <svg:desc/>
          </draw:frame>
          <draw:frame draw:id="id379" draw:style-name="a2709" draw:name="Slide Number Placeholder 12" svg:x="4.67953in" svg:y="11.10827in" svg:width="3.5878in" svg:height="0.58425in">
            <draw:text-box>
              <text:p text:style-name="a2708" text:class-names="" text:cond-style-name=""><text:span text:style-name="a2707" text:class-names=""><text:page-number style:num-format="1" text:fixed="false"/></text:span></text:p>
            </draw:text-box>
            <svg:title/>
            <svg:desc/>
          </draw:frame>
          <draw:frame draw:id="id380" draw:style-name="a2712" draw:name="Slide Number Placeholder 6" svg:x="4.67953in" svg:y="11.10827in" svg:width="3.5878in" svg:height="0.58425in">
            <draw:text-box>
              <text:p text:style-name="a2711" text:class-names="" text:cond-style-name=""><text:span text:style-name="a2710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81" presentation:style-name="a2713" draw:name="Slide Image Placeholder 1">
            <svg:title/>
            <svg:desc/>
          </draw:page-thumbnail>
          <draw:frame draw:id="id382" presentation:style-name="a27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716" draw:master-page-name="Master2-Layout7-blank-Blank" presentation:presentation-page-layout-name="Master2-PPL7" draw:id="Slide-275">
        <draw:frame draw:id="id383" draw:style-name="a2719" draw:name="Date Placeholder 1" svg:x="0.55118in" svg:y="7.5315in" svg:width="2.56811in" svg:height="0.57008in">
          <draw:text-box>
            <text:p text:style-name="a2718" text:class-names="" text:cond-style-name=""><text:span text:style-name="a2717" text:class-names="">CSCI 1410</text:span></text:p>
          </draw:text-box>
          <svg:title/>
          <svg:desc/>
        </draw:frame>
        <draw:frame draw:id="id384" draw:style-name="a2722" draw:name="Footer Placeholder 2" svg:x="3.77008in" svg:y="7.5315in" svg:width="3.49409in" svg:height="0.57008in">
          <draw:text-box>
            <text:p text:style-name="a2721" text:class-names="" text:cond-style-name=""><text:span text:style-name="a2720" text:class-names="">Dr. Salim Lakhani</text:span></text:p>
          </draw:text-box>
          <svg:title/>
          <svg:desc/>
        </draw:frame>
        <draw:frame draw:id="id385" draw:style-name="a2726" draw:name="Slide Number Placeholder 3" svg:x="7.90394in" svg:y="7.5315in" svg:width="2.56811in" svg:height="0.57008in">
          <draw:text-box>
            <text:p text:style-name="a2725" text:class-names="" text:cond-style-name=""><text:span text:style-name="a2723" text:class-names=""><text:page-number style:num-format="1" text:fixed="false"/></text:span><text:span text:style-name="a2724" text:class-names=""><text:s text:c="1"/>/</text:span></text:p>
          </draw:text-box>
          <svg:title/>
          <svg:desc/>
        </draw:frame>
        <draw:frame draw:id="id386" presentation:style-name="a2729" draw:name="Title 1" svg:x="0.7874in" svg:y="0.32913in" svg:width="9.68465in" svg:height="1.38071in" presentation:class="title" presentation:placeholder="false">
          <draw:text-box>
            <text:p text:style-name="a2728" text:class-names="" text:cond-style-name=""><text:span text:style-name="a2727" text:class-names="">Definite Loops</text:span></text:p>
          </draw:text-box>
          <svg:title/>
          <svg:desc/>
        </draw:frame>
        <draw:frame draw:id="id387" presentation:style-name="a2742" draw:name="Text Placeholder 2" svg:x="0.7874in" svg:y="1.77165in" svg:width="9.44882in" svg:height="5.42835in" presentation:class="outline" presentation:placeholder="false">
          <draw:text-box>
            <text:list text:style-name="a2732">
              <text:list-item>
                <text:p text:style-name="a2731" text:class-names="" text:cond-style-name=""><text:span text:style-name="a2730" text:class-names="">Loops are used for repeating a set of statements multiple times</text:span></text:p>
              </text:list-item>
            </text:list>
            <text:list text:style-name="a2735">
              <text:list-item>
                <text:p text:style-name="a2734" text:class-names="" text:cond-style-name=""><text:span text:style-name="a2733" text:class-names="">Definite loops are easiest to use.</text:span></text:p>
              </text:list-item>
            </text:list>
            <text:list text:style-name="a2738">
              <text:list-item>
                <text:p text:style-name="a2737" text:class-names="" text:cond-style-name=""><text:span text:style-name="a2736" text:class-names="">A definite loop executes a definite number of times</text:span></text:p>
              </text:list-item>
            </text:list>
            <text:list text:style-name="a2741">
              <text:list-item>
                <text:list text:style-name="a2741">
                  <text:list-item>
                    <text:p text:style-name="a2740" text:class-names="" text:cond-style-name=""><text:span text:style-name="a2739" text:class-names="">At the time Python starts the loop it knows exactly how many iterations to do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55">
          <draw:frame draw:id="id388" draw:style-name="a2746" draw:name="Date Placeholder 2" svg:x="4.68229in" svg:y="0in" svg:width="3.58333in" svg:height="0.58681in">
            <draw:text-box>
              <text:p text:style-name="a2745" text:class-names="" text:cond-style-name=""><text:span text:style-name="a2743" text:class-names=""><text:date text:fixed="false" style:data-style-name="a2744"/></text:span></text:p>
            </draw:text-box>
            <svg:title/>
            <svg:desc/>
          </draw:frame>
          <draw:frame draw:id="id389" draw:style-name="a2749" draw:name="Slide Number Placeholder 12" svg:x="4.67953in" svg:y="11.10827in" svg:width="3.5878in" svg:height="0.58425in">
            <draw:text-box>
              <text:p text:style-name="a2748" text:class-names="" text:cond-style-name=""><text:span text:style-name="a2747" text:class-names=""><text:page-number style:num-format="1" text:fixed="false"/></text:span></text:p>
            </draw:text-box>
            <svg:title/>
            <svg:desc/>
          </draw:frame>
          <draw:frame draw:id="id390" draw:style-name="a2752" draw:name="Slide Number Placeholder 6" svg:x="4.67953in" svg:y="11.10827in" svg:width="3.5878in" svg:height="0.58425in">
            <draw:text-box>
              <text:p text:style-name="a2751" text:class-names="" text:cond-style-name=""><text:span text:style-name="a2750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91" presentation:style-name="a2753" draw:name="Slide Image Placeholder 1">
            <svg:title/>
            <svg:desc/>
          </draw:page-thumbnail>
          <draw:frame draw:id="id392" presentation:style-name="a27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756" draw:master-page-name="Master2-Layout7-blank-Blank" presentation:presentation-page-layout-name="Master2-PPL7" draw:id="Slide-276">
        <draw:frame draw:id="id393" draw:style-name="a2759" draw:name="Date Placeholder 1" svg:x="0.55118in" svg:y="7.5315in" svg:width="2.56811in" svg:height="0.57008in">
          <draw:text-box>
            <text:p text:style-name="a2758" text:class-names="" text:cond-style-name=""><text:span text:style-name="a2757" text:class-names="">CSCI 1410</text:span></text:p>
          </draw:text-box>
          <svg:title/>
          <svg:desc/>
        </draw:frame>
        <draw:frame draw:id="id394" draw:style-name="a2762" draw:name="Footer Placeholder 2" svg:x="3.77008in" svg:y="7.5315in" svg:width="3.49409in" svg:height="0.57008in">
          <draw:text-box>
            <text:p text:style-name="a2761" text:class-names="" text:cond-style-name=""><text:span text:style-name="a2760" text:class-names="">Dr. Salim Lakhani</text:span></text:p>
          </draw:text-box>
          <svg:title/>
          <svg:desc/>
        </draw:frame>
        <draw:frame draw:id="id395" draw:style-name="a2766" draw:name="Slide Number Placeholder 3" svg:x="7.90394in" svg:y="7.5315in" svg:width="2.56811in" svg:height="0.57008in">
          <draw:text-box>
            <text:p text:style-name="a2765" text:class-names="" text:cond-style-name=""><text:span text:style-name="a2763" text:class-names=""><text:page-number style:num-format="1" text:fixed="false"/></text:span><text:span text:style-name="a2764" text:class-names=""><text:s text:c="1"/>/</text:span></text:p>
          </draw:text-box>
          <svg:title/>
          <svg:desc/>
        </draw:frame>
        <draw:frame draw:id="id396" presentation:style-name="a2769" draw:name="Title 1" svg:x="0.7874in" svg:y="0.32913in" svg:width="9.68465in" svg:height="1.38071in" presentation:class="title" presentation:placeholder="false">
          <draw:text-box>
            <text:p text:style-name="a2768" text:class-names="" text:cond-style-name=""><text:span text:style-name="a2767" text:class-names="">Definite Loops</text:span></text:p>
          </draw:text-box>
          <svg:title/>
          <svg:desc/>
        </draw:frame>
        <draw:frame draw:id="id397" presentation:style-name="a2785" draw:name="Text Placeholder 2" svg:x="0.7874in" svg:y="1.77165in" svg:width="9.44882in" svg:height="5.42835in" presentation:class="outline" presentation:placeholder="false">
          <draw:text-box>
            <text:list text:style-name="a2772">
              <text:list-item>
                <text:p text:style-name="a2771" text:class-names="" text:cond-style-name=""><text:span text:style-name="a2770" text:class-names="">Syntax</text:span></text:p>
              </text:list-item>
            </text:list>
            <text:list text:style-name="a2775">
              <text:list-item>
                <text:list text:style-name="a2775">
                  <text:list-item>
                    <text:p text:style-name="a2774" text:class-names="" text:cond-style-name=""><text:span text:style-name="a2773" text:class-names="">for &lt;var&gt; in &lt;sequence&gt;:<text:line-break/> <text:s text:c="6"/>&lt;body&gt;</text:span></text:p>
                  </text:list-item>
                </text:list>
              </text:list-item>
            </text:list>
            <text:list text:style-name="a2778">
              <text:list-item>
                <text:p text:style-name="a2777" text:class-names="" text:cond-style-name=""><text:span text:style-name="a2776" text:class-names="">Semantics</text:span></text:p>
              </text:list-item>
            </text:list>
            <text:list text:style-name="a2781">
              <text:list-item>
                <text:list text:style-name="a2781">
                  <text:list-item>
                    <text:p text:style-name="a2780" text:class-names="" text:cond-style-name=""><text:span text:style-name="a2779" text:class-names="">Assign members of the sequence to var (one at a time)</text:span></text:p>
                  </text:list-item>
                </text:list>
              </text:list-item>
            </text:list>
            <text:list text:style-name="a2784">
              <text:list-item>
                <text:list text:style-name="a2784">
                  <text:list-item>
                    <text:p text:style-name="a2783" text:class-names="" text:cond-style-name=""><text:span text:style-name="a2782" text:class-names="">Repeat the body of loop as many time as there are elements in the sequenc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98">
          <draw:frame draw:id="id398" draw:style-name="a2789" draw:name="Date Placeholder 2" svg:x="4.68229in" svg:y="0in" svg:width="3.58333in" svg:height="0.58681in">
            <draw:text-box>
              <text:p text:style-name="a2788" text:class-names="" text:cond-style-name=""><text:span text:style-name="a2786" text:class-names=""><text:date text:fixed="false" style:data-style-name="a2787"/></text:span></text:p>
            </draw:text-box>
            <svg:title/>
            <svg:desc/>
          </draw:frame>
          <draw:frame draw:id="id399" draw:style-name="a2792" draw:name="Slide Number Placeholder 12" svg:x="4.67953in" svg:y="11.10827in" svg:width="3.5878in" svg:height="0.58425in">
            <draw:text-box>
              <text:p text:style-name="a2791" text:class-names="" text:cond-style-name=""><text:span text:style-name="a2790" text:class-names=""><text:page-number style:num-format="1" text:fixed="false"/></text:span></text:p>
            </draw:text-box>
            <svg:title/>
            <svg:desc/>
          </draw:frame>
          <draw:frame draw:id="id400" draw:style-name="a2795" draw:name="Slide Number Placeholder 6" svg:x="4.67953in" svg:y="11.10827in" svg:width="3.5878in" svg:height="0.58425in">
            <draw:text-box>
              <text:p text:style-name="a2794" text:class-names="" text:cond-style-name=""><text:span text:style-name="a2793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401" presentation:style-name="a2796" draw:name="Slide Image Placeholder 1">
            <svg:title/>
            <svg:desc/>
          </draw:page-thumbnail>
          <draw:frame draw:id="id402" presentation:style-name="a27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799" draw:master-page-name="Master2-Layout7-blank-Blank" presentation:presentation-page-layout-name="Master2-PPL7" draw:id="Slide-277">
        <draw:frame draw:id="id403" draw:style-name="a2802" draw:name="Date Placeholder 1" svg:x="0.55118in" svg:y="7.5315in" svg:width="2.56811in" svg:height="0.57008in">
          <draw:text-box>
            <text:p text:style-name="a2801" text:class-names="" text:cond-style-name=""><text:span text:style-name="a2800" text:class-names="">CSCI 1410</text:span></text:p>
          </draw:text-box>
          <svg:title/>
          <svg:desc/>
        </draw:frame>
        <draw:frame draw:id="id404" draw:style-name="a2805" draw:name="Footer Placeholder 2" svg:x="3.77008in" svg:y="7.5315in" svg:width="3.49409in" svg:height="0.57008in">
          <draw:text-box>
            <text:p text:style-name="a2804" text:class-names="" text:cond-style-name=""><text:span text:style-name="a2803" text:class-names="">Dr. Salim Lakhani</text:span></text:p>
          </draw:text-box>
          <svg:title/>
          <svg:desc/>
        </draw:frame>
        <draw:frame draw:id="id405" draw:style-name="a2809" draw:name="Slide Number Placeholder 3" svg:x="7.90394in" svg:y="7.5315in" svg:width="2.56811in" svg:height="0.57008in">
          <draw:text-box>
            <text:p text:style-name="a2808" text:class-names="" text:cond-style-name=""><text:span text:style-name="a2806" text:class-names=""><text:page-number style:num-format="1" text:fixed="false"/></text:span><text:span text:style-name="a2807" text:class-names=""><text:s text:c="1"/>/</text:span></text:p>
          </draw:text-box>
          <svg:title/>
          <svg:desc/>
        </draw:frame>
        <draw:frame draw:id="id406" presentation:style-name="a2812" draw:name="Title 1" svg:x="0.7874in" svg:y="0.32913in" svg:width="9.68465in" svg:height="1.38071in" presentation:class="title" presentation:placeholder="false">
          <draw:text-box>
            <text:p text:style-name="a2811" text:class-names="" text:cond-style-name=""><text:span text:style-name="a2810" text:class-names="">Definite Loops</text:span></text:p>
          </draw:text-box>
          <svg:title/>
          <svg:desc/>
        </draw:frame>
        <draw:frame draw:id="id407" presentation:style-name="a2819" draw:name="Text Placeholder 2" svg:x="0.7874in" svg:y="1.77165in" svg:width="9.44882in" svg:height="5.42835in" presentation:class="outline" presentation:placeholder="false">
          <draw:text-box>
            <text:list text:style-name="a2815">
              <text:list-item>
                <text:list text:style-name="a2815">
                  <text:list-item>
                    <text:p text:style-name="a2814" text:class-names="" text:cond-style-name=""><text:span text:style-name="a2813" text:class-names="">Sequence can be a list of elements enclosed in []</text:span></text:p>
                  </text:list-item>
                </text:list>
              </text:list-item>
            </text:list>
            <text:list text:style-name="a2818">
              <text:list-item>
                <text:list text:style-name="a2818">
                  <text:list-item>
                    <text:p text:style-name="a2817" text:class-names="" text:cond-style-name=""><text:span text:style-name="a2816" text:class-names="">Sequence can be specified using range func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832">
          <draw:frame draw:id="id408" draw:style-name="a2823" draw:name="Date Placeholder 2" svg:x="4.68229in" svg:y="0in" svg:width="3.58333in" svg:height="0.58681in">
            <draw:text-box>
              <text:p text:style-name="a2822" text:class-names="" text:cond-style-name=""><text:span text:style-name="a2820" text:class-names=""><text:date text:fixed="false" style:data-style-name="a2821"/></text:span></text:p>
            </draw:text-box>
            <svg:title/>
            <svg:desc/>
          </draw:frame>
          <draw:frame draw:id="id409" draw:style-name="a2826" draw:name="Slide Number Placeholder 12" svg:x="4.67953in" svg:y="11.10827in" svg:width="3.5878in" svg:height="0.58425in">
            <draw:text-box>
              <text:p text:style-name="a2825" text:class-names="" text:cond-style-name=""><text:span text:style-name="a2824" text:class-names=""><text:page-number style:num-format="1" text:fixed="false"/></text:span></text:p>
            </draw:text-box>
            <svg:title/>
            <svg:desc/>
          </draw:frame>
          <draw:frame draw:id="id410" draw:style-name="a2829" draw:name="Slide Number Placeholder 6" svg:x="4.67953in" svg:y="11.10827in" svg:width="3.5878in" svg:height="0.58425in">
            <draw:text-box>
              <text:p text:style-name="a2828" text:class-names="" text:cond-style-name=""><text:span text:style-name="a2827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411" presentation:style-name="a2830" draw:name="Slide Image Placeholder 1">
            <svg:title/>
            <svg:desc/>
          </draw:page-thumbnail>
          <draw:frame draw:id="id412" presentation:style-name="a28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833" draw:master-page-name="Master2-Layout7-blank-Blank" presentation:presentation-page-layout-name="Master2-PPL7" draw:id="Slide-278">
        <draw:frame draw:id="id413" draw:style-name="a2836" draw:name="Date Placeholder 1" svg:x="0.55118in" svg:y="7.5315in" svg:width="2.56811in" svg:height="0.57008in">
          <draw:text-box>
            <text:p text:style-name="a2835" text:class-names="" text:cond-style-name=""><text:span text:style-name="a2834" text:class-names="">CSCI 1410</text:span></text:p>
          </draw:text-box>
          <svg:title/>
          <svg:desc/>
        </draw:frame>
        <draw:frame draw:id="id414" draw:style-name="a2839" draw:name="Footer Placeholder 2" svg:x="3.77008in" svg:y="7.5315in" svg:width="3.49409in" svg:height="0.57008in">
          <draw:text-box>
            <text:p text:style-name="a2838" text:class-names="" text:cond-style-name=""><text:span text:style-name="a2837" text:class-names="">Dr. Salim Lakhani</text:span></text:p>
          </draw:text-box>
          <svg:title/>
          <svg:desc/>
        </draw:frame>
        <draw:frame draw:id="id415" draw:style-name="a2843" draw:name="Slide Number Placeholder 3" svg:x="7.90394in" svg:y="7.5315in" svg:width="2.56811in" svg:height="0.57008in">
          <draw:text-box>
            <text:p text:style-name="a2842" text:class-names="" text:cond-style-name=""><text:span text:style-name="a2840" text:class-names=""><text:page-number style:num-format="1" text:fixed="false"/></text:span><text:span text:style-name="a2841" text:class-names=""><text:s text:c="1"/>/</text:span></text:p>
          </draw:text-box>
          <svg:title/>
          <svg:desc/>
        </draw:frame>
        <draw:frame draw:id="id416" presentation:style-name="a2846" draw:name="Title 1" svg:x="0.7874in" svg:y="0.32913in" svg:width="9.68465in" svg:height="1.38071in" presentation:class="title" presentation:placeholder="false">
          <draw:text-box>
            <text:p text:style-name="a2845" text:class-names="" text:cond-style-name=""><text:span text:style-name="a2844" text:class-names="">Definite Loops</text:span></text:p>
          </draw:text-box>
          <svg:title/>
          <svg:desc/>
        </draw:frame>
        <draw:frame draw:id="id417" presentation:style-name="a2853" draw:name="Text Placeholder 2" svg:x="0.78527in" svg:y="1.77165in" svg:width="10.25345in" svg:height="5.42835in" presentation:class="outline" presentation:placeholder="false">
          <draw:text-box>
            <text:list text:style-name="a2849">
              <text:list-item>
                <text:p text:style-name="a2848" text:class-names="" text:cond-style-name=""><text:span text:style-name="a2847" text:class-names="">for loops alter the flow of program execution, so they are referred to as control structures.</text:span></text:p>
              </text:list-item>
            </text:list>
            <text:list text:style-name="a2852">
              <text:list-item>
                <text:p text:style-name="a2851" text:class-names="" text:cond-style-name=""><text:span text:style-name="a2850" text:class-names=""/></text:p>
              </text:list-item>
            </text:list>
          </draw:text-box>
          <svg:title/>
          <svg:desc/>
        </draw:frame>
        <presentation:notes draw:style-name="a2866">
          <draw:frame draw:id="id418" draw:style-name="a2857" draw:name="Date Placeholder 2" svg:x="4.68229in" svg:y="0in" svg:width="3.58333in" svg:height="0.58681in">
            <draw:text-box>
              <text:p text:style-name="a2856" text:class-names="" text:cond-style-name=""><text:span text:style-name="a2854" text:class-names=""><text:date text:fixed="false" style:data-style-name="a2855"/></text:span></text:p>
            </draw:text-box>
            <svg:title/>
            <svg:desc/>
          </draw:frame>
          <draw:frame draw:id="id419" draw:style-name="a2860" draw:name="Slide Number Placeholder 12" svg:x="4.67953in" svg:y="11.10827in" svg:width="3.5878in" svg:height="0.58425in">
            <draw:text-box>
              <text:p text:style-name="a2859" text:class-names="" text:cond-style-name=""><text:span text:style-name="a2858" text:class-names=""><text:page-number style:num-format="1" text:fixed="false"/></text:span></text:p>
            </draw:text-box>
            <svg:title/>
            <svg:desc/>
          </draw:frame>
          <draw:frame draw:id="id420" draw:style-name="a2863" draw:name="Slide Number Placeholder 6" svg:x="4.67953in" svg:y="11.10827in" svg:width="3.5878in" svg:height="0.58425in">
            <draw:text-box>
              <text:p text:style-name="a2862" text:class-names="" text:cond-style-name=""><text:span text:style-name="a2861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421" presentation:style-name="a2864" draw:name="Slide Image Placeholder 1">
            <svg:title/>
            <svg:desc/>
          </draw:page-thumbnail>
          <draw:frame draw:id="id422" presentation:style-name="a28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867" draw:master-page-name="Master2-Layout7-blank-Blank" presentation:presentation-page-layout-name="Master2-PPL7" draw:id="Slide-279">
        <draw:frame draw:id="id423" draw:style-name="a2870" draw:name="Date Placeholder 1" svg:x="0.55118in" svg:y="7.5315in" svg:width="2.56811in" svg:height="0.57008in">
          <draw:text-box>
            <text:p text:style-name="a2869" text:class-names="" text:cond-style-name=""><text:span text:style-name="a2868" text:class-names="">CSCI 1410</text:span></text:p>
          </draw:text-box>
          <svg:title/>
          <svg:desc/>
        </draw:frame>
        <draw:frame draw:id="id424" draw:style-name="a2873" draw:name="Footer Placeholder 2" svg:x="3.77008in" svg:y="7.5315in" svg:width="3.49409in" svg:height="0.57008in">
          <draw:text-box>
            <text:p text:style-name="a2872" text:class-names="" text:cond-style-name=""><text:span text:style-name="a2871" text:class-names="">Dr. Salim Lakhani</text:span></text:p>
          </draw:text-box>
          <svg:title/>
          <svg:desc/>
        </draw:frame>
        <draw:frame draw:id="id425" draw:style-name="a2877" draw:name="Slide Number Placeholder 3" svg:x="7.90394in" svg:y="7.5315in" svg:width="2.56811in" svg:height="0.57008in">
          <draw:text-box>
            <text:p text:style-name="a2876" text:class-names="" text:cond-style-name=""><text:span text:style-name="a2874" text:class-names=""><text:page-number style:num-format="1" text:fixed="false"/></text:span><text:span text:style-name="a2875" text:class-names=""><text:s text:c="1"/>/</text:span></text:p>
          </draw:text-box>
          <svg:title/>
          <svg:desc/>
        </draw:frame>
        <draw:frame draw:id="id426" presentation:style-name="a2880" draw:name="Title 1" svg:x="0.7874in" svg:y="0.32913in" svg:width="9.68465in" svg:height="1.38071in" presentation:class="title" presentation:placeholder="false">
          <draw:text-box>
            <text:p text:style-name="a2879" text:class-names="" text:cond-style-name=""><text:span text:style-name="a2878" text:class-names="">Definite Loops</text:span></text:p>
          </draw:text-box>
          <svg:title/>
          <svg:desc/>
        </draw:frame>
        <draw:frame draw:id="id427" presentation:style-name="a2899" draw:name="Text Placeholder 2" svg:x="0.7874in" svg:y="1.77165in" svg:width="9.44882in" svg:height="5.42835in" presentation:class="outline" presentation:placeholder="false">
          <draw:text-box>
            <text:list text:style-name="a2883">
              <text:list-item>
                <text:p text:style-name="a2882" text:class-names="" text:cond-style-name=""><text:span text:style-name="a2881" text:class-names="">Examples</text:span></text:p>
              </text:list-item>
            </text:list>
            <text:list text:style-name="a2886">
              <text:list-item>
                <text:p text:style-name="a2885" text:class-names="" text:cond-style-name=""><text:span text:style-name="a2884" text:class-names="">for i in [0,1,2,3]:<text:line-break/> <text:s text:c="2"/>print (i)<text:line-break/></text:span></text:p>
              </text:list-item>
            </text:list>
            <text:list text:style-name="a2889">
              <text:list-item>
                <text:p text:style-name="a2888" text:class-names="" text:cond-style-name=""><text:span text:style-name="a2887" text:class-names="">for odd in [1, 3, 5, 7]:<text:line-break/> <text:s text:c="2"/>print(odd*odd)</text:span></text:p>
              </text:list-item>
            </text:list>
            <text:list text:style-name="a2892">
              <text:list-item>
                <text:p text:style-name="a2891" text:class-names="" text:cond-style-name=""><text:span text:style-name="a2890" text:class-names=""/></text:p>
              </text:list-item>
            </text:list>
            <text:list text:style-name="a2895">
              <text:list-item>
                <text:p text:style-name="a2894" text:class-names="" text:cond-style-name=""><text:span text:style-name="a2893" text:class-names="">for i in range (10):<text:line-break/> <text:s text:c="2"/>print (i)</text:span></text:p>
              </text:list-item>
            </text:list>
            <text:list text:style-name="a2898">
              <text:list-item>
                <text:p text:style-name="a2897" text:class-names="" text:cond-style-name=""><text:span text:style-name="a2896" text:class-names=""/></text:p>
              </text:list-item>
            </text:list>
          </draw:text-box>
          <svg:title/>
          <svg:desc/>
        </draw:frame>
        <presentation:notes draw:style-name="a2912">
          <draw:frame draw:id="id428" draw:style-name="a2903" draw:name="Date Placeholder 2" svg:x="4.68229in" svg:y="0in" svg:width="3.58333in" svg:height="0.58681in">
            <draw:text-box>
              <text:p text:style-name="a2902" text:class-names="" text:cond-style-name=""><text:span text:style-name="a2900" text:class-names=""><text:date text:fixed="false" style:data-style-name="a2901"/></text:span></text:p>
            </draw:text-box>
            <svg:title/>
            <svg:desc/>
          </draw:frame>
          <draw:frame draw:id="id429" draw:style-name="a2906" draw:name="Slide Number Placeholder 12" svg:x="4.67953in" svg:y="11.10827in" svg:width="3.5878in" svg:height="0.58425in">
            <draw:text-box>
              <text:p text:style-name="a2905" text:class-names="" text:cond-style-name=""><text:span text:style-name="a2904" text:class-names=""><text:page-number style:num-format="1" text:fixed="false"/></text:span></text:p>
            </draw:text-box>
            <svg:title/>
            <svg:desc/>
          </draw:frame>
          <draw:frame draw:id="id430" draw:style-name="a2909" draw:name="Slide Number Placeholder 6" svg:x="4.67953in" svg:y="11.10827in" svg:width="3.5878in" svg:height="0.58425in">
            <draw:text-box>
              <text:p text:style-name="a2908" text:class-names="" text:cond-style-name=""><text:span text:style-name="a2907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431" presentation:style-name="a2910" draw:name="Slide Image Placeholder 1">
            <svg:title/>
            <svg:desc/>
          </draw:page-thumbnail>
          <draw:frame draw:id="id432" presentation:style-name="a29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77083in" svg:width="4.64063in" svg:height="5.42882in"/>
      <presentation:placeholder presentation:object="object" svg:x="5.59549in" svg:y="1.77083in" svg:width="4.64062in" svg:height="5.4288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979in"/>
      <presentation:placeholder presentation:object="outline" svg:x="0.78819in" svg:y="0.32986in" svg:width="7.09722in" svg:height="6.8697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77165in" svg:width="9.44882in" svg:height="5.4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77165in" svg:width="9.44882in" svg:height="5.4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96" draw:layer="Master2-bg" draw:style-name="a1153" draw:name="Straight Connector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97" draw:layer="Master2-bg" draw:style-name="a1156" draw:name="Straight Connector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77083in" svg:width="4.64063in" svg:height="5.42882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77083in" svg:width="4.64062in" svg:height="5.42882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05" draw:layer="Master2-bg" draw:style-name="a1252" draw:name="Straight Connector 10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06" draw:layer="Master2-bg" draw:style-name="a1255" draw:name="Straight Connector 11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16" draw:layer="Master2-bg" draw:style-name="a1359" draw:name="Straight Connector 6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17" draw:layer="Master2-bg" draw:style-name="a1362" draw:name="Straight Connector 7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3" draw:layer="Master2-bg" draw:style-name="a1428" draw:name="Straight Connector 5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24" draw:layer="Master2-bg" draw:style-name="a1431" draw:name="Straight Connector 6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9" draw:layer="Master2-bg" draw:style-name="a1494" draw:name="Straight Connector 8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0" draw:layer="Master2-bg" draw:style-name="a1497" draw:name="Straight Connector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38" draw:layer="Master2-bg" draw:style-name="a1582" draw:name="Straight Connector 8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9" draw:layer="Master2-bg" draw:style-name="a1585" draw:name="Straight Connector 9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77165in" svg:width="9.44882in" svg:height="5.4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749" draw:name="Vertical Title 1" svg:x="8.05208in" svg:y="0.32986in" svg:width="2.42014in" svg:height="6.86979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979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/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press</dc:title>
    <meta:creation-date>2020-07-20T22:09:51Z</meta:creation-date>
    <dc:date>2022-01-14T21:19:57Z</dc:date>
    <meta:editing-cycles>29</meta:editing-cycles>
    <meta:editing-duration>PT12133S</meta:editing-duration>
  </office:meta>
</office:document-meta>
</file>